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1.1472in"/>
    </style:style>
    <style:style style:name="co8" style:family="table-column">
      <style:table-column-properties fo:break-before="auto" style:column-width="1.018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66ff"/>
    </style:style>
    <style:style style:name="ce4" style:family="table-cell" style:parent-style-name="Default">
      <style:table-cell-properties fo:background-color="#009900"/>
    </style:style>
    <style:style style:name="ce5" style:family="table-cell" style:parent-style-name="Default">
      <style:table-cell-properties fo:background-color="#660066"/>
    </style:style>
    <style:style style:name="ce6" style:family="table-cell" style:parent-style-name="Default">
      <style:table-cell-properties fo:background-color="#9999ff"/>
    </style:style>
    <style:style style:name="ce7" style:family="table-cell" style:parent-style-name="Default" style:data-style-name="N60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4807in" svg:height="3.765in" svg:x="12.8205in" svg:y="0.3772in">
            <draw:object draw:notify-on-update-of-ranges="Sheet1.E3:Sheet1.E3 Sheet1.E4:Sheet1.E14 Sheet1.F3:Sheet1.F3 Sheet1.F4:Sheet1.F14 Sheet1.G3:Sheet1.G3 Sheet1.G4:Sheet1.G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1028in" svg:height="3.0602in" svg:x="14.1516in" svg:y="4.6898in">
            <draw:object draw:notify-on-update-of-ranges="Sheet1.F3:Sheet1.F3 Sheet1.F4:Sheet1.F14 Sheet1.G3:Sheet1.G3 Sheet1.G4:Sheet1.G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1976in" svg:height="2.6315in" svg:x="18.4598in" svg:y="0.2886in">
            <draw:object draw:notify-on-update-of-ranges="Sheet1.H3:Sheet1.H3 Sheet1.H4:Sheet1.H14 Sheet1.I3:Sheet1.I3 Sheet1.I4:Sheet1.I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.2917in" svg:height="3.328in" svg:x="19.5094in" svg:y="18.4976in">
            <draw:object draw:notify-on-update-of-ranges="Sheet1.E100:Sheet1.E100 Sheet1.E101:Sheet1.E111 Sheet1.F100:Sheet1.F100 Sheet1.F101:Sheet1.F111 Sheet1.G100:Sheet1.G100 Sheet1.G101:Sheet1.G1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.2697in" svg:height="3.137in" svg:x="18.5539in" svg:y="21.6736in">
            <draw:object draw:notify-on-update-of-ranges="Sheet1.F100:Sheet1.F100 Sheet1.F101:Sheet1.F111 Sheet1.G100:Sheet1.G100 Sheet1.G101:Sheet1.G11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5.5406in" svg:height="3.2945in" svg:x="13.6559in" svg:y="18.6567in">
            <draw:object draw:notify-on-update-of-ranges="Sheet1.H100:Sheet1.H100 Sheet1.H101:Sheet1.H111 Sheet1.I100:Sheet1.I100 Sheet1.I101:Sheet1.I11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.285in" svg:height="2.8969in" svg:x="1.5362in" svg:y="25.9339in">
            <draw:object draw:notify-on-update-of-ranges="Sheet1.B138:Sheet1.B139 Sheet1.B140:Sheet1.B142 Sheet1.C138:Sheet1.C139 Sheet1.C140:Sheet1.C142 Sheet1.D138:Sheet1.D139 Sheet1.D140:Sheet1.D14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.6531in" svg:height="2.8657in" svg:x="6.0161in" svg:y="25.9563in">
            <draw:object draw:notify-on-update-of-ranges="Sheet1.E138:Sheet1.E139 Sheet1.E140:Sheet1.E14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.1547in" svg:height="2.8657in" svg:x="14.1858in" svg:y="21.8051in">
            <draw:object draw:notify-on-update-of-ranges="Sheet1.F138:Sheet1.F139 Sheet1.F140:Sheet1.F142 Sheet1.G138:Sheet1.G139 Sheet1.G140:Sheet1.G14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.285in" svg:height="2.8134in" svg:x="1.5146in" svg:y="28.8496in">
            <draw:object draw:notify-on-update-of-ranges="Sheet1.H138:Sheet1.H139 Sheet1.H140:Sheet1.H14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.5878in" svg:height="2.8134in" svg:x="6.0921in" svg:y="28.8154in">
            <draw:object draw:notify-on-update-of-ranges="Sheet1.I138:Sheet1.I139 Sheet1.I140:Sheet1.I142 Sheet1.J138:Sheet1.J139 Sheet1.J140:Sheet1.J14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.4795in" svg:height="2.7091in" svg:x="1.4071in" svg:y="33.9571in">
            <draw:object draw:notify-on-update-of-ranges="Sheet1.B184:Sheet1.B185 Sheet1.B186:Sheet1.B188 Sheet1.C184:Sheet1.C185 Sheet1.C186:Sheet1.C188 Sheet1.D184:Sheet1.D185 Sheet1.D186:Sheet1.D18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3.9602in" svg:height="2.5933in" svg:x="6.0055in" svg:y="34.0091in">
            <draw:object draw:notify-on-update-of-ranges="Sheet1.E184:Sheet1.E185 Sheet1.E186:Sheet1.E188 Sheet1.F184:Sheet1.F185 Sheet1.F186:Sheet1.F188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3.9929in" svg:height="2.7713in" svg:x="10.1606in" svg:y="33.9465in">
            <draw:object draw:notify-on-update-of-ranges="Sheet1.F184:Sheet1.F185 Sheet1.F186:Sheet1.F188 Sheet1.G184:Sheet1.G185 Sheet1.G186:Sheet1.G188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4.4362in" svg:height="2.4311in" svg:x="1.5583in" svg:y="7.9118in">
            <draw:object draw:notify-on-update-of-ranges="Sheet1.B39:Sheet1.B40 Sheet1.B41:Sheet1.B43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4.4689in" svg:height="2.4827in" svg:x="14.0795in" svg:y="7.9232in">
            <draw:object draw:notify-on-update-of-ranges="Sheet1.C39:Sheet1.C40 Sheet1.C41:Sheet1.C43 Sheet1.D39:Sheet1.D40 Sheet1.D41:Sheet1.D43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4.1984in" svg:height="2.4008in" svg:x="6.0161in" svg:y="7.9106in">
            <draw:object draw:notify-on-update-of-ranges="Sheet1.C39:Sheet1.C40 Sheet1.C41:Sheet1.C43 Sheet1.D39:Sheet1.D40 Sheet1.D41:Sheet1.D43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3.689in" svg:height="2.4429in" svg:x="10.185in" svg:y="7.9315in">
            <draw:object draw:notify-on-update-of-ranges="Sheet1.E38:Sheet1.E40 Sheet1.E41:Sheet1.E43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4.426in" svg:height="2.278in" svg:x="10.6083in" svg:y="10.3339in">
            <draw:object draw:notify-on-update-of-ranges="Sheet1.I39:Sheet1.I40 Sheet1.I41:Sheet1.I43 Sheet1.J39:Sheet1.J40 Sheet1.J41:Sheet1.J43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draw:text-style-name="P1" svg:width="4.5665in" svg:height="2.3846in" svg:x="15.1374in" svg:y="10.5307in">
            <draw:object draw:notify-on-update-of-ranges="Sheet1.H38:Sheet1.H40 Sheet1.H41:Sheet1.H43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0" draw:style-name="gr1" draw:text-style-name="P1" svg:width="4.3929in" svg:height="2.1752in" svg:x="1.515in" svg:y="13.0827in">
            <draw:object draw:notify-on-update-of-ranges="Sheet1.B67:Sheet1.B68 Sheet1.B69:Sheet1.B71 Sheet1.C67:Sheet1.C68 Sheet1.C69:Sheet1.C7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1" draw:style-name="gr1" draw:text-style-name="P1" svg:width="4.0256in" svg:height="2.2484in" svg:x="5.9945in" svg:y="13.072in">
            <draw:object draw:notify-on-update-of-ranges="Sheet1.D67:Sheet1.D68 Sheet1.D69:Sheet1.D71 Sheet1.E67:Sheet1.E68 Sheet1.E69:Sheet1.E71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2" draw:style-name="gr1" draw:text-style-name="P1" svg:width="4.1657in" svg:height="2.0705in" svg:x="3.9063in" svg:y="15.4358in">
            <draw:object draw:notify-on-update-of-ranges="Sheet1.F67:Sheet1.F68 Sheet1.F69:Sheet1.F71 Sheet1.G67:Sheet1.G68 Sheet1.G69:Sheet1.G71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number-columns-repeated="6"/>
          <table:table-cell table:style-name="ce8" office:value-type="string" calcext:value-type="string">
            <text:p>INT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Tiles=32</text:p>
          </table:table-cell>
          <table:table-cell table:style-name="ce1" office:value-type="string" calcext:value-type="string">
            <text:p>Blocksize=32</text:p>
          </table:table-cell>
          <table:table-cell table:number-columns-repeated="9"/>
        </table:table-row>
        <table:table-row table:style-name="ro2">
          <table:table-cell table:style-name="ce1"/>
          <table:table-cell table:style-name="ce1" office:value-type="string" calcext:value-type="string">
            <text:p>Mat1</text:p>
          </table:table-cell>
          <table:table-cell table:style-name="ce1" office:value-type="string" calcext:value-type="string">
            <text:p>Mat2</text:p>
          </table:table-cell>
          <table:table-cell table:style-name="ce1" office:value-type="string" calcext:value-type="string">
            <text:p>Mat3</text:p>
          </table:table-cell>
          <table:table-cell table:style-name="ce1" office:value-type="string" calcext:value-type="string">
            <text:p>Tiempo – secuencial</text:p>
          </table:table-cell>
          <table:table-cell table:style-name="ce1" office:value-type="string" calcext:value-type="string">
            <text:p>Tiempo – Paralelo</text:p>
          </table:table-cell>
          <table:table-cell table:style-name="ce1" office:value-type="string" calcext:value-type="string">
            <text:p>Tiempo-Paralelo-Tiles</text:p>
          </table:table-cell>
          <table:table-cell table:style-name="ce1" office:value-type="string" calcext:value-type="string">
            <text:p>Aceleración S-P</text:p>
          </table:table-cell>
          <table:table-cell table:style-name="ce1" office:value-type="string" calcext:value-type="string">
            <text:p>Aceleración P-T</text:p>
          </table:table-cell>
          <table:table-cell table:style-name="ce9" table:number-columns-repeated="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4x8</text:p>
          </table:table-cell>
          <table:table-cell table:style-name="ce2" office:value-type="string" calcext:value-type="string">
            <text:p>8x10</text:p>
          </table:table-cell>
          <table:table-cell table:style-name="ce2" office:value-type="string" calcext:value-type="string">
            <text:p>4x10</text:p>
          </table:table-cell>
          <table:table-cell table:style-name="ce7" office:value-type="float" office:value="0.000003" calcext:value-type="float">
            <text:p>3.00E-006</text:p>
          </table:table-cell>
          <table:table-cell table:style-name="ce1" office:value-type="float" office:value="0.091483" calcext:value-type="float">
            <text:p>0.091483</text:p>
          </table:table-cell>
          <table:table-cell table:style-name="ce7" office:value-type="float" office:value="0.00005" calcext:value-type="float">
            <text:p>5.00E-005</text:p>
          </table:table-cell>
          <table:table-cell table:style-name="ce7" office:value-type="float" office:value="0.000032793" calcext:value-type="float">
            <text:p>3.28E-005</text:p>
          </table:table-cell>
          <table:table-cell table:style-name="ce7" office:value-type="float" office:value="1829.66" calcext:value-type="float">
            <text:p>1.83E+003</text:p>
          </table:table-cell>
          <table:table-cell table:style-name="ce9" table:number-columns-repeated="3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32x16</text:p>
          </table:table-cell>
          <table:table-cell table:style-name="ce2" office:value-type="string" calcext:value-type="string">
            <text:p>16x32</text:p>
          </table:table-cell>
          <table:table-cell table:style-name="ce2" office:value-type="string" calcext:value-type="string">
            <text:p>32x32</text:p>
          </table:table-cell>
          <table:table-cell table:style-name="ce7" office:value-type="float" office:value="0.000057" calcext:value-type="float">
            <text:p>5.70E-005</text:p>
          </table:table-cell>
          <table:table-cell table:style-name="ce1" office:value-type="float" office:value="0.092504" calcext:value-type="float">
            <text:p>0.092504</text:p>
          </table:table-cell>
          <table:table-cell table:style-name="ce7" office:value-type="float" office:value="0.000046" calcext:value-type="float">
            <text:p>4.60E-005</text:p>
          </table:table-cell>
          <table:table-cell table:style-name="ce1" office:value-type="float" office:value="0.00061619" calcext:value-type="float">
            <text:p>0.00061619</text:p>
          </table:table-cell>
          <table:table-cell table:style-name="ce1" office:value-type="float" office:value="2010.96" calcext:value-type="float">
            <text:p>2010.96</text:p>
          </table:table-cell>
          <table:table-cell table:style-name="ce9" table:number-columns-repeated="3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64x32</text:p>
          </table:table-cell>
          <table:table-cell table:style-name="ce2" office:value-type="string" calcext:value-type="string">
            <text:p>32x128</text:p>
          </table:table-cell>
          <table:table-cell table:style-name="ce2" office:value-type="string" calcext:value-type="string">
            <text:p>64x128</text:p>
          </table:table-cell>
          <table:table-cell table:style-name="ce1" office:value-type="float" office:value="0.000697" calcext:value-type="float">
            <text:p>0.000697</text:p>
          </table:table-cell>
          <table:table-cell table:style-name="ce1" office:value-type="float" office:value="0.09685" calcext:value-type="float">
            <text:p>0.09685</text:p>
          </table:table-cell>
          <table:table-cell table:style-name="ce1" office:value-type="float" office:value="0.000287" calcext:value-type="float">
            <text:p>0.000287</text:p>
          </table:table-cell>
          <table:table-cell table:style-name="ce1" office:value-type="float" office:value="0.0071967" calcext:value-type="float">
            <text:p>0.0071967</text:p>
          </table:table-cell>
          <table:table-cell table:style-name="ce1" office:value-type="float" office:value="337.456" calcext:value-type="float">
            <text:p>337.456</text:p>
          </table:table-cell>
          <table:table-cell table:style-name="ce9" table:number-columns-repeated="3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128x128</text:p>
          </table:table-cell>
          <table:table-cell table:number-columns-repeated="2" table:style-name="ce2" office:value-type="string" calcext:value-type="string">
            <text:p>128x256</text:p>
          </table:table-cell>
          <table:table-cell table:style-name="ce1" office:value-type="float" office:value="0.01624" calcext:value-type="float">
            <text:p>0.01624</text:p>
          </table:table-cell>
          <table:table-cell table:style-name="ce1" office:value-type="float" office:value="0.093676" calcext:value-type="float">
            <text:p>0.093676</text:p>
          </table:table-cell>
          <table:table-cell table:style-name="ce1" office:value-type="float" office:value="0.000193" calcext:value-type="float">
            <text:p>0.000193</text:p>
          </table:table-cell>
          <table:table-cell table:style-name="ce1" office:value-type="float" office:value="0.216509" calcext:value-type="float">
            <text:p>0.216509</text:p>
          </table:table-cell>
          <table:table-cell table:style-name="ce1" office:value-type="float" office:value="485.368" calcext:value-type="float">
            <text:p>485.368</text:p>
          </table:table-cell>
          <table:table-cell table:style-name="ce9" table:number-columns-repeated="3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256x128</text:p>
          </table:table-cell>
          <table:table-cell table:style-name="ce2" office:value-type="string" calcext:value-type="string">
            <text:p>128x160</text:p>
          </table:table-cell>
          <table:table-cell table:style-name="ce2" office:value-type="string" calcext:value-type="string">
            <text:p>256x160</text:p>
          </table:table-cell>
          <table:table-cell table:style-name="ce1" office:value-type="float" office:value="0.016691" calcext:value-type="float">
            <text:p>0.016691</text:p>
          </table:table-cell>
          <table:table-cell table:style-name="ce1" office:value-type="float" office:value="0.095845" calcext:value-type="float">
            <text:p>0.095845</text:p>
          </table:table-cell>
          <table:table-cell table:style-name="ce1" office:value-type="float" office:value="0.000296" calcext:value-type="float">
            <text:p>0.000296</text:p>
          </table:table-cell>
          <table:table-cell table:style-name="ce1" office:value-type="float" office:value="0.174146" calcext:value-type="float">
            <text:p>0.174146</text:p>
          </table:table-cell>
          <table:table-cell table:style-name="ce1" office:value-type="float" office:value="323.801" calcext:value-type="float">
            <text:p>323.801</text:p>
          </table:table-cell>
          <table:table-cell table:style-name="ce9" table:number-columns-repeated="3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320x256</text:p>
          </table:table-cell>
          <table:table-cell table:style-name="ce2" office:value-type="string" calcext:value-type="string">
            <text:p>256x240</text:p>
          </table:table-cell>
          <table:table-cell table:style-name="ce2" office:value-type="string" calcext:value-type="string">
            <text:p>320x240</text:p>
          </table:table-cell>
          <table:table-cell table:style-name="ce1" office:value-type="float" office:value="0.051699" calcext:value-type="float">
            <text:p>0.051699</text:p>
          </table:table-cell>
          <table:table-cell table:style-name="ce1" office:value-type="float" office:value="0.091659" calcext:value-type="float">
            <text:p>0.091659</text:p>
          </table:table-cell>
          <table:table-cell table:style-name="ce1" office:value-type="float" office:value="0.000679" calcext:value-type="float">
            <text:p>0.000679</text:p>
          </table:table-cell>
          <table:table-cell table:style-name="ce1" office:value-type="float" office:value="0.564036" calcext:value-type="float">
            <text:p>0.564036</text:p>
          </table:table-cell>
          <table:table-cell table:style-name="ce1" office:value-type="float" office:value="134.991" calcext:value-type="float">
            <text:p>134.991</text:p>
          </table:table-cell>
          <table:table-cell table:style-name="ce9" table:number-columns-repeated="3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400x200</text:p>
          </table:table-cell>
          <table:table-cell table:style-name="ce2" office:value-type="string" calcext:value-type="string">
            <text:p>200x600</text:p>
          </table:table-cell>
          <table:table-cell table:style-name="ce2" office:value-type="string" calcext:value-type="string">
            <text:p>400x600</text:p>
          </table:table-cell>
          <table:table-cell table:style-name="ce1" office:value-type="float" office:value="0.135828" calcext:value-type="float">
            <text:p>0.135828</text:p>
          </table:table-cell>
          <table:table-cell table:style-name="ce1" office:value-type="float" office:value="0.094192" calcext:value-type="float">
            <text:p>0.094192</text:p>
          </table:table-cell>
          <table:table-cell table:style-name="ce1" office:value-type="float" office:value="0.001735" calcext:value-type="float">
            <text:p>0.001735</text:p>
          </table:table-cell>
          <table:table-cell table:style-name="ce1" office:value-type="float" office:value="2.50907" calcext:value-type="float">
            <text:p>2.50907</text:p>
          </table:table-cell>
          <table:table-cell table:style-name="ce1" office:value-type="float" office:value="54.2893" calcext:value-type="float">
            <text:p>54.2893</text:p>
          </table:table-cell>
          <table:table-cell table:style-name="ce9" table:number-columns-repeated="3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512x360</text:p>
          </table:table-cell>
          <table:table-cell table:style-name="ce2" office:value-type="string" calcext:value-type="string">
            <text:p>360x600</text:p>
          </table:table-cell>
          <table:table-cell table:style-name="ce2" office:value-type="string" calcext:value-type="string">
            <text:p>512x600</text:p>
          </table:table-cell>
          <table:table-cell table:style-name="ce1" office:value-type="float" office:value="0.315207" calcext:value-type="float">
            <text:p>0.315207</text:p>
          </table:table-cell>
          <table:table-cell table:style-name="ce1" office:value-type="float" office:value="0.095076" calcext:value-type="float">
            <text:p>0.095076</text:p>
          </table:table-cell>
          <table:table-cell table:style-name="ce1" office:value-type="float" office:value="0.002036" calcext:value-type="float">
            <text:p>0.002036</text:p>
          </table:table-cell>
          <table:table-cell table:style-name="ce1" office:value-type="float" office:value="3.31532" calcext:value-type="float">
            <text:p>3.31532</text:p>
          </table:table-cell>
          <table:table-cell table:style-name="ce1" office:value-type="float" office:value="46.6974" calcext:value-type="float">
            <text:p>46.6974</text:p>
          </table:table-cell>
          <table:table-cell table:style-name="ce9" table:number-columns-repeated="3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1024x512</text:p>
          </table:table-cell>
          <table:table-cell table:style-name="ce2" office:value-type="string" calcext:value-type="string">
            <text:p>512x960</text:p>
          </table:table-cell>
          <table:table-cell table:style-name="ce2" office:value-type="string" calcext:value-type="string">
            <text:p>1024x960</text:p>
          </table:table-cell>
          <table:table-cell table:style-name="ce1" office:value-type="float" office:value="1.60406" calcext:value-type="float">
            <text:p>1.60406</text:p>
          </table:table-cell>
          <table:table-cell table:style-name="ce1" office:value-type="float" office:value="0.102027" calcext:value-type="float">
            <text:p>0.102027</text:p>
          </table:table-cell>
          <table:table-cell table:style-name="ce1" office:value-type="float" office:value="0.005278" calcext:value-type="float">
            <text:p>0.005278</text:p>
          </table:table-cell>
          <table:table-cell table:style-name="ce1" office:value-type="float" office:value="15.7219" calcext:value-type="float">
            <text:p>15.7219</text:p>
          </table:table-cell>
          <table:table-cell table:style-name="ce1" office:value-type="float" office:value="19.3306" calcext:value-type="float">
            <text:p>19.3306</text:p>
          </table:table-cell>
          <table:table-cell table:style-name="ce9" table:number-columns-repeated="3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2048x1024</text:p>
          </table:table-cell>
          <table:table-cell table:style-name="ce2" office:value-type="string" calcext:value-type="string">
            <text:p>1024x1200</text:p>
          </table:table-cell>
          <table:table-cell table:style-name="ce2" office:value-type="string" calcext:value-type="string">
            <text:p>2048x1200</text:p>
          </table:table-cell>
          <table:table-cell table:style-name="ce1" office:value-type="float" office:value="9.3385" calcext:value-type="float">
            <text:p>9.3385</text:p>
          </table:table-cell>
          <table:table-cell table:style-name="ce1" office:value-type="float" office:value="0.147428" calcext:value-type="float">
            <text:p>0.147428</text:p>
          </table:table-cell>
          <table:table-cell table:style-name="ce1" office:value-type="float" office:value="0.019629" calcext:value-type="float">
            <text:p>0.019629</text:p>
          </table:table-cell>
          <table:table-cell table:style-name="ce1" office:value-type="float" office:value="63.3428" calcext:value-type="float">
            <text:p>63.3428</text:p>
          </table:table-cell>
          <table:table-cell table:style-name="ce1" office:value-type="float" office:value="7.51072" calcext:value-type="float">
            <text:p>7.51072</text:p>
          </table:table-cell>
          <table:table-cell table:style-name="ce9" table:number-columns-repeated="3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2048x2048</text:p>
          </table:table-cell>
          <table:table-cell table:number-columns-repeated="2" table:style-name="ce2" office:value-type="string" calcext:value-type="string">
            <text:p>2048x1500</text:p>
          </table:table-cell>
          <table:table-cell table:style-name="ce1" office:value-type="float" office:value="31.9431" calcext:value-type="float">
            <text:p>31.9431</text:p>
          </table:table-cell>
          <table:table-cell table:style-name="ce1" office:value-type="float" office:value="0.224963" calcext:value-type="float">
            <text:p>0.224963</text:p>
          </table:table-cell>
          <table:table-cell table:style-name="ce1" office:value-type="float" office:value="0.044892" calcext:value-type="float">
            <text:p>0.044892</text:p>
          </table:table-cell>
          <table:table-cell table:style-name="ce1" office:value-type="float" office:value="141.993" calcext:value-type="float">
            <text:p>141.993</text:p>
          </table:table-cell>
          <table:table-cell table:style-name="ce1" office:value-type="float" office:value="5.0112" calcext:value-type="float">
            <text:p>5.0112</text:p>
          </table:table-cell>
          <table:table-cell table:style-name="ce9" table:number-columns-repeated="3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4"/>
          <table:table-cell office:value-type="string" calcext:value-type="string">
            <text:p>Tiempo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 calcext:value-type="string">
            <text:p>4x4</text:p>
          </table:table-cell>
          <table:table-cell table:number-columns-repeated="2"/>
          <table:table-cell office:value-type="string" calcext:value-type="string">
            <text:p>Aceleració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1" office:value-type="string" calcext:value-type="string">
            <text:p>Mat1</text:p>
          </table:table-cell>
          <table:table-cell table:style-name="ce1" office:value-type="string" calcext:value-type="string">
            <text:p>Mat2</text:p>
          </table:table-cell>
          <table:table-cell table:style-name="ce1" office:value-type="string" calcext:value-type="string">
            <text:p>Mat3</text:p>
          </table:table-cell>
          <table:table-cell office:value-type="string" calcext:value-type="string">
            <text:p>Secuencial</text:p>
          </table:table-cell>
          <table:table-cell office:value-type="string" calcext:value-type="string">
            <text:p>Paralelo </text:p>
          </table:table-cell>
          <table:table-cell office:value-type="string" calcext:value-type="string">
            <text:p>Paralelo Tiles</text:p>
          </table:table-cell>
          <table:table-cell office:value-type="string" calcext:value-type="string">
            <text:p>Paralelo </text:p>
          </table:table-cell>
          <table:table-cell office:value-type="string" calcext:value-type="string">
            <text:p>Paralelo Tiles</text:p>
          </table:table-cell>
          <table:table-cell table:number-columns-repeated="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1024x512</text:p>
          </table:table-cell>
          <table:table-cell table:style-name="ce2" office:value-type="string" calcext:value-type="string">
            <text:p>512x960</text:p>
          </table:table-cell>
          <table:table-cell table:style-name="ce2" office:value-type="string" calcext:value-type="string">
            <text:p>1024x960</text:p>
          </table:table-cell>
          <table:table-cell office:value-type="float" office:value="1.6027" calcext:value-type="float">
            <text:p>1.6027</text:p>
          </table:table-cell>
          <table:table-cell office:value-type="float" office:value="0.140307" calcext:value-type="float">
            <text:p>0.140307</text:p>
          </table:table-cell>
          <table:table-cell office:value-type="float" office:value="0.032908" calcext:value-type="float">
            <text:p>0.032908</text:p>
          </table:table-cell>
          <table:table-cell office:value-type="float" office:value="11.4228" calcext:value-type="float">
            <text:p>11.4228</text:p>
          </table:table-cell>
          <table:table-cell office:value-type="float" office:value="4.26361" calcext:value-type="float">
            <text:p>4.26361</text:p>
          </table:table-cell>
          <table:table-cell table:number-columns-repeated="3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2048x1024</text:p>
          </table:table-cell>
          <table:table-cell table:style-name="ce2" office:value-type="string" calcext:value-type="string">
            <text:p>1024x1200</text:p>
          </table:table-cell>
          <table:table-cell table:style-name="ce2" office:value-type="string" calcext:value-type="string">
            <text:p>2048x1200</text:p>
          </table:table-cell>
          <table:table-cell office:value-type="float" office:value="8.08922" calcext:value-type="float">
            <text:p>8.08922</text:p>
          </table:table-cell>
          <table:table-cell office:value-type="float" office:value="0.314115" calcext:value-type="float">
            <text:p>0.314115</text:p>
          </table:table-cell>
          <table:table-cell office:value-type="float" office:value="0.15536" calcext:value-type="float">
            <text:p>0.15536</text:p>
          </table:table-cell>
          <table:table-cell office:value-type="float" office:value="25.7524" calcext:value-type="float">
            <text:p>25.7524</text:p>
          </table:table-cell>
          <table:table-cell office:value-type="float" office:value="2.02185" calcext:value-type="float">
            <text:p>2.02185</text:p>
          </table:table-cell>
          <table:table-cell table:number-columns-repeated="3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2048x2048</text:p>
          </table:table-cell>
          <table:table-cell table:number-columns-repeated="2" table:style-name="ce2" office:value-type="string" calcext:value-type="string">
            <text:p>2048x1500</text:p>
          </table:table-cell>
          <table:table-cell office:value-type="float" office:value="31.9168" calcext:value-type="float">
            <text:p>31.9168</text:p>
          </table:table-cell>
          <table:table-cell office:value-type="float" office:value="0.643893" calcext:value-type="float">
            <text:p>0.643893</text:p>
          </table:table-cell>
          <table:table-cell office:value-type="float" office:value="0.383703" calcext:value-type="float">
            <text:p>0.383703</text:p>
          </table:table-cell>
          <table:table-cell office:value-type="float" office:value="49.5685" calcext:value-type="float">
            <text:p>49.5685</text:p>
          </table:table-cell>
          <table:table-cell office:value-type="float" office:value="1.6781" calcext:value-type="float">
            <text:p>1.6781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4"/>
          <table:table-cell table:style-name="ce1" office:value-type="string" calcext:value-type="string">
            <text:p>16x16</text:p>
          </table:table-cell>
          <table:table-cell table:number-columns-repeated="2"/>
          <table:table-cell office:value-type="string" calcext:value-type="string">
            <text:p>Aceleració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1" office:value-type="string" calcext:value-type="string">
            <text:p>Mat1</text:p>
          </table:table-cell>
          <table:table-cell table:style-name="ce1" office:value-type="string" calcext:value-type="string">
            <text:p>Mat2</text:p>
          </table:table-cell>
          <table:table-cell table:style-name="ce1" office:value-type="string" calcext:value-type="string">
            <text:p>Mat3</text:p>
          </table:table-cell>
          <table:table-cell office:value-type="string" calcext:value-type="string">
            <text:p>Secuencial</text:p>
          </table:table-cell>
          <table:table-cell office:value-type="string" calcext:value-type="string">
            <text:p>Paralelo </text:p>
          </table:table-cell>
          <table:table-cell office:value-type="string" calcext:value-type="string">
            <text:p>Paralelo Tiles</text:p>
          </table:table-cell>
          <table:table-cell office:value-type="string" calcext:value-type="string">
            <text:p>Paralelo </text:p>
          </table:table-cell>
          <table:table-cell office:value-type="string" calcext:value-type="string">
            <text:p>Paralelo Tiles</text:p>
          </table:table-cell>
          <table:table-cell table:number-columns-repeated="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1024x512</text:p>
          </table:table-cell>
          <table:table-cell table:style-name="ce2" office:value-type="string" calcext:value-type="string">
            <text:p>512x960</text:p>
          </table:table-cell>
          <table:table-cell table:style-name="ce2" office:value-type="string" calcext:value-type="string">
            <text:p>1024x960</text:p>
          </table:table-cell>
          <table:table-cell office:value-type="float" office:value="1.63815" calcext:value-type="float">
            <text:p>1.63815</text:p>
          </table:table-cell>
          <table:table-cell office:value-type="float" office:value="0.104453" calcext:value-type="float">
            <text:p>0.104453</text:p>
          </table:table-cell>
          <table:table-cell office:value-type="float" office:value="0.006153" calcext:value-type="float">
            <text:p>0.006153</text:p>
          </table:table-cell>
          <table:table-cell office:value-type="float" office:value="15.6832" calcext:value-type="float">
            <text:p>15.6832</text:p>
          </table:table-cell>
          <table:table-cell office:value-type="float" office:value="15.7286" calcext:value-type="float">
            <text:p>15.7286</text:p>
          </table:table-cell>
          <table:table-cell table:number-columns-repeated="3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2048x1024</text:p>
          </table:table-cell>
          <table:table-cell table:style-name="ce2" office:value-type="string" calcext:value-type="string">
            <text:p>1024x1200</text:p>
          </table:table-cell>
          <table:table-cell table:style-name="ce2" office:value-type="string" calcext:value-type="string">
            <text:p>2048x1200</text:p>
          </table:table-cell>
          <table:table-cell office:value-type="float" office:value="7.38857" calcext:value-type="float">
            <text:p>7.38857</text:p>
          </table:table-cell>
          <table:table-cell office:value-type="float" office:value="0.150689" calcext:value-type="float">
            <text:p>0.150689</text:p>
          </table:table-cell>
          <table:table-cell office:value-type="float" office:value="0.024388" calcext:value-type="float">
            <text:p>0.024388</text:p>
          </table:table-cell>
          <table:table-cell office:value-type="float" office:value="49.0319" calcext:value-type="float">
            <text:p>49.0319</text:p>
          </table:table-cell>
          <table:table-cell office:value-type="float" office:value="6.17882" calcext:value-type="float">
            <text:p>6.17882</text:p>
          </table:table-cell>
          <table:table-cell table:number-columns-repeated="3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2048x2048</text:p>
          </table:table-cell>
          <table:table-cell table:number-columns-repeated="2" table:style-name="ce2" office:value-type="string" calcext:value-type="string">
            <text:p>2048x1500</text:p>
          </table:table-cell>
          <table:table-cell office:value-type="float" office:value="29.7081" calcext:value-type="float">
            <text:p>29.7081</text:p>
          </table:table-cell>
          <table:table-cell office:value-type="float" office:value="0.234637" calcext:value-type="float">
            <text:p>0.234637</text:p>
          </table:table-cell>
          <table:table-cell office:value-type="float" office:value="0.059567" calcext:value-type="float">
            <text:p>0.059567</text:p>
          </table:table-cell>
          <table:table-cell office:value-type="float" office:value="126.613" calcext:value-type="float">
            <text:p>126.613</text:p>
          </table:table-cell>
          <table:table-cell office:value-type="float" office:value="3.93904" calcext:value-type="float">
            <text:p>3.93904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4"/>
          <table:table-cell table:style-name="ce1" office:value-type="string" calcext:value-type="string">
            <text:p>32x32</text:p>
          </table:table-cell>
          <table:table-cell table:number-columns-repeated="2"/>
          <table:table-cell office:value-type="string" calcext:value-type="string">
            <text:p>Aceleració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1" office:value-type="string" calcext:value-type="string">
            <text:p>Mat1</text:p>
          </table:table-cell>
          <table:table-cell table:style-name="ce1" office:value-type="string" calcext:value-type="string">
            <text:p>Mat2</text:p>
          </table:table-cell>
          <table:table-cell table:style-name="ce1" office:value-type="string" calcext:value-type="string">
            <text:p>Mat3</text:p>
          </table:table-cell>
          <table:table-cell office:value-type="string" calcext:value-type="string">
            <text:p>Secuencial</text:p>
          </table:table-cell>
          <table:table-cell office:value-type="string" calcext:value-type="string">
            <text:p>Paralelo </text:p>
          </table:table-cell>
          <table:table-cell office:value-type="string" calcext:value-type="string">
            <text:p>Paralelo Tiles</text:p>
          </table:table-cell>
          <table:table-cell office:value-type="string" calcext:value-type="string">
            <text:p>Paralelo </text:p>
          </table:table-cell>
          <table:table-cell office:value-type="string" calcext:value-type="string">
            <text:p>Paralelo Tiles</text:p>
          </table:table-cell>
          <table:table-cell table:number-columns-repeated="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1024x512</text:p>
          </table:table-cell>
          <table:table-cell table:style-name="ce2" office:value-type="string" calcext:value-type="string">
            <text:p>512x960</text:p>
          </table:table-cell>
          <table:table-cell table:style-name="ce2" office:value-type="string" calcext:value-type="string">
            <text:p>1024x960</text:p>
          </table:table-cell>
          <table:table-cell office:value-type="float" office:value="1.59038" calcext:value-type="float">
            <text:p>1.59038</text:p>
          </table:table-cell>
          <table:table-cell office:value-type="float" office:value="0.102465" calcext:value-type="float">
            <text:p>0.102465</text:p>
          </table:table-cell>
          <table:table-cell office:value-type="float" office:value="0.005298" calcext:value-type="float">
            <text:p>0.005298</text:p>
          </table:table-cell>
          <table:table-cell office:value-type="float" office:value="15.5212" calcext:value-type="float">
            <text:p>15.5212</text:p>
          </table:table-cell>
          <table:table-cell office:value-type="float" office:value="19.3403" calcext:value-type="float">
            <text:p>19.3403</text:p>
          </table:table-cell>
          <table:table-cell table:number-columns-repeated="3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2048x1024</text:p>
          </table:table-cell>
          <table:table-cell table:style-name="ce2" office:value-type="string" calcext:value-type="string">
            <text:p>1024x1200</text:p>
          </table:table-cell>
          <table:table-cell table:style-name="ce2" office:value-type="string" calcext:value-type="string">
            <text:p>2048x1200</text:p>
          </table:table-cell>
          <table:table-cell office:value-type="float" office:value="9.34689" calcext:value-type="float">
            <text:p>9.34689</text:p>
          </table:table-cell>
          <table:table-cell office:value-type="float" office:value="0.147415" calcext:value-type="float">
            <text:p>0.147415</text:p>
          </table:table-cell>
          <table:table-cell office:value-type="float" office:value="0.019786" calcext:value-type="float">
            <text:p>0.019786</text:p>
          </table:table-cell>
          <table:table-cell office:value-type="float" office:value="63.4053" calcext:value-type="float">
            <text:p>63.4053</text:p>
          </table:table-cell>
          <table:table-cell office:value-type="float" office:value="7.45047" calcext:value-type="float">
            <text:p>7.45047</text:p>
          </table:table-cell>
          <table:table-cell table:number-columns-repeated="3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2048x2048</text:p>
          </table:table-cell>
          <table:table-cell table:number-columns-repeated="2" table:style-name="ce2" office:value-type="string" calcext:value-type="string">
            <text:p>2048x1500</text:p>
          </table:table-cell>
          <table:table-cell office:value-type="float" office:value="29.548" calcext:value-type="float">
            <text:p>29.548</text:p>
          </table:table-cell>
          <table:table-cell office:value-type="float" office:value="0.234075" calcext:value-type="float">
            <text:p>0.234075</text:p>
          </table:table-cell>
          <table:table-cell office:value-type="float" office:value="0.04503" calcext:value-type="float">
            <text:p>0.04503</text:p>
          </table:table-cell>
          <table:table-cell office:value-type="float" office:value="126.233" calcext:value-type="float">
            <text:p>126.233</text:p>
          </table:table-cell>
          <table:table-cell office:value-type="float" office:value="5.1982" calcext:value-type="float">
            <text:p>5.1982</text:p>
          </table:table-cell>
          <table:table-cell table:number-columns-repeated="3"/>
        </table:table-row>
        <table:table-row table:style-name="ro2" table:number-rows-repeated="3">
          <table:table-cell table:number-columns-repeated="12"/>
        </table:table-row>
        <table:table-row table:style-name="ro2">
          <table:table-cell/>
          <table:table-cell table:style-name="ce3" office:value-type="string" calcext:value-type="string">
            <text:p>Tiempo</text:p>
          </table:table-cell>
          <table:table-cell table:style-name="ce3" table:number-columns-repeated="2"/>
          <table:table-cell table:style-name="ce3" office:value-type="string" calcext:value-type="string">
            <text:p>Tiempo</text:p>
          </table:table-cell>
          <table:table-cell table:style-name="ce3" table:number-columns-repeated="2"/>
          <table:table-cell table:style-name="ce3" office:value-type="string" calcext:value-type="string">
            <text:p>Tiempo</text:p>
          </table:table-cell>
          <table:table-cell table:style-name="ce3" table:number-columns-repeated="2"/>
          <table:table-cell table:number-columns-repeated="2"/>
        </table:table-row>
        <table:table-row table:style-name="ro2">
          <table:table-cell/>
          <table:table-cell table:number-columns-repeated="3" table:style-name="ce3" office:value-type="string" calcext:value-type="string">
            <text:p>4x4</text:p>
          </table:table-cell>
          <table:table-cell table:number-columns-repeated="3" table:style-name="ce3" office:value-type="string" calcext:value-type="string">
            <text:p>16x16</text:p>
          </table:table-cell>
          <table:table-cell table:number-columns-repeated="3" table:style-name="ce3" office:value-type="string" calcext:value-type="string">
            <text:p>32x3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Secuencial</text:p>
          </table:table-cell>
          <table:table-cell table:style-name="ce3" office:value-type="string" calcext:value-type="string">
            <text:p>Paralelo </text:p>
          </table:table-cell>
          <table:table-cell table:style-name="ce3" office:value-type="string" calcext:value-type="string">
            <text:p>Paralelo Tiles</text:p>
          </table:table-cell>
          <table:table-cell table:style-name="ce3" office:value-type="string" calcext:value-type="string">
            <text:p>Secuencial</text:p>
          </table:table-cell>
          <table:table-cell table:style-name="ce3" office:value-type="string" calcext:value-type="string">
            <text:p>Paralelo </text:p>
          </table:table-cell>
          <table:table-cell table:style-name="ce3" office:value-type="string" calcext:value-type="string">
            <text:p>Paralelo Tiles</text:p>
          </table:table-cell>
          <table:table-cell table:style-name="ce3" office:value-type="string" calcext:value-type="string">
            <text:p>Secuencial</text:p>
          </table:table-cell>
          <table:table-cell table:style-name="ce3" office:value-type="string" calcext:value-type="string">
            <text:p>Paralelo </text:p>
          </table:table-cell>
          <table:table-cell table:style-name="ce3" office:value-type="string" calcext:value-type="string">
            <text:p>Paralelo Tile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.6027" calcext:value-type="float">
            <text:p>1.6027</text:p>
          </table:table-cell>
          <table:table-cell table:style-name="ce3" office:value-type="float" office:value="0.140307" calcext:value-type="float">
            <text:p>0.140307</text:p>
          </table:table-cell>
          <table:table-cell table:style-name="ce3" office:value-type="float" office:value="0.032908" calcext:value-type="float">
            <text:p>0.032908</text:p>
          </table:table-cell>
          <table:table-cell table:style-name="ce3" office:value-type="float" office:value="1.63815" calcext:value-type="float">
            <text:p>1.63815</text:p>
          </table:table-cell>
          <table:table-cell table:style-name="ce3" office:value-type="float" office:value="0.104453" calcext:value-type="float">
            <text:p>0.104453</text:p>
          </table:table-cell>
          <table:table-cell table:style-name="ce3" office:value-type="float" office:value="0.006153" calcext:value-type="float">
            <text:p>0.006153</text:p>
          </table:table-cell>
          <table:table-cell table:style-name="ce3" office:value-type="float" office:value="1.59038" calcext:value-type="float">
            <text:p>1.59038</text:p>
          </table:table-cell>
          <table:table-cell table:style-name="ce3" office:value-type="float" office:value="0.102465" calcext:value-type="float">
            <text:p>0.102465</text:p>
          </table:table-cell>
          <table:table-cell table:style-name="ce3" office:value-type="float" office:value="0.005298" calcext:value-type="float">
            <text:p>0.005298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8.08922" calcext:value-type="float">
            <text:p>8.08922</text:p>
          </table:table-cell>
          <table:table-cell table:style-name="ce3" office:value-type="float" office:value="0.314115" calcext:value-type="float">
            <text:p>0.314115</text:p>
          </table:table-cell>
          <table:table-cell table:style-name="ce3" office:value-type="float" office:value="0.15536" calcext:value-type="float">
            <text:p>0.15536</text:p>
          </table:table-cell>
          <table:table-cell table:style-name="ce3" office:value-type="float" office:value="7.38857" calcext:value-type="float">
            <text:p>7.38857</text:p>
          </table:table-cell>
          <table:table-cell table:style-name="ce3" office:value-type="float" office:value="0.150689" calcext:value-type="float">
            <text:p>0.150689</text:p>
          </table:table-cell>
          <table:table-cell table:style-name="ce3" office:value-type="float" office:value="0.024388" calcext:value-type="float">
            <text:p>0.024388</text:p>
          </table:table-cell>
          <table:table-cell table:style-name="ce3" office:value-type="float" office:value="9.34689" calcext:value-type="float">
            <text:p>9.34689</text:p>
          </table:table-cell>
          <table:table-cell table:style-name="ce3" office:value-type="float" office:value="0.147415" calcext:value-type="float">
            <text:p>0.147415</text:p>
          </table:table-cell>
          <table:table-cell table:style-name="ce3" office:value-type="float" office:value="0.019786" calcext:value-type="float">
            <text:p>0.019786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1.9168" calcext:value-type="float">
            <text:p>31.9168</text:p>
          </table:table-cell>
          <table:table-cell table:style-name="ce3" office:value-type="float" office:value="0.643893" calcext:value-type="float">
            <text:p>0.643893</text:p>
          </table:table-cell>
          <table:table-cell table:style-name="ce3" office:value-type="float" office:value="0.383703" calcext:value-type="float">
            <text:p>0.383703</text:p>
          </table:table-cell>
          <table:table-cell table:style-name="ce3" office:value-type="float" office:value="29.7081" calcext:value-type="float">
            <text:p>29.7081</text:p>
          </table:table-cell>
          <table:table-cell table:style-name="ce3" office:value-type="float" office:value="0.234637" calcext:value-type="float">
            <text:p>0.234637</text:p>
          </table:table-cell>
          <table:table-cell table:style-name="ce3" office:value-type="float" office:value="0.059567" calcext:value-type="float">
            <text:p>0.059567</text:p>
          </table:table-cell>
          <table:table-cell table:style-name="ce3" office:value-type="float" office:value="29.548" calcext:value-type="float">
            <text:p>29.548</text:p>
          </table:table-cell>
          <table:table-cell table:style-name="ce3" office:value-type="float" office:value="0.234075" calcext:value-type="float">
            <text:p>0.234075</text:p>
          </table:table-cell>
          <table:table-cell table:style-name="ce3" office:value-type="float" office:value="0.04503" calcext:value-type="float">
            <text:p>0.04503</text:p>
          </table:table-cell>
          <table:table-cell table:number-columns-repeated="2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2" table:number-rows-repeated="19">
          <table:table-cell table:number-columns-repeated="12"/>
        </table:table-row>
        <table:table-row table:style-name="ro2">
          <table:table-cell/>
          <table:table-cell table:style-name="ce4" office:value-type="string" calcext:value-type="string">
            <text:p>Aceleración</text:p>
          </table:table-cell>
          <table:table-cell table:style-name="ce4" table:number-columns-repeated="5"/>
          <table:table-cell table:number-columns-repeated="5"/>
        </table:table-row>
        <table:table-row table:style-name="ro2">
          <table:table-cell/>
          <table:table-cell table:number-columns-repeated="2" table:style-name="ce4" office:value-type="string" calcext:value-type="string">
            <text:p>4x4</text:p>
          </table:table-cell>
          <table:table-cell table:number-columns-repeated="2" table:style-name="ce4" office:value-type="string" calcext:value-type="string">
            <text:p>16x16</text:p>
          </table:table-cell>
          <table:table-cell table:number-columns-repeated="2" table:style-name="ce4" office:value-type="string" calcext:value-type="string">
            <text:p>32x32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Paralelo </text:p>
          </table:table-cell>
          <table:table-cell table:style-name="ce4" office:value-type="string" calcext:value-type="string">
            <text:p>Paralelo Tiles</text:p>
          </table:table-cell>
          <table:table-cell table:style-name="ce4" office:value-type="string" calcext:value-type="string">
            <text:p>Paralelo </text:p>
          </table:table-cell>
          <table:table-cell table:style-name="ce4" office:value-type="string" calcext:value-type="string">
            <text:p>Paralelo Tiles</text:p>
          </table:table-cell>
          <table:table-cell table:style-name="ce4" office:value-type="string" calcext:value-type="string">
            <text:p>Paralelo </text:p>
          </table:table-cell>
          <table:table-cell table:style-name="ce4" office:value-type="string" calcext:value-type="string">
            <text:p>Paralelo Tiles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11.4228" calcext:value-type="float">
            <text:p>11.4228</text:p>
          </table:table-cell>
          <table:table-cell table:style-name="ce4" office:value-type="float" office:value="4.26361" calcext:value-type="float">
            <text:p>4.26361</text:p>
          </table:table-cell>
          <table:table-cell table:style-name="ce4" office:value-type="float" office:value="15.6832" calcext:value-type="float">
            <text:p>15.6832</text:p>
          </table:table-cell>
          <table:table-cell table:style-name="ce4" office:value-type="float" office:value="15.7286" calcext:value-type="float">
            <text:p>15.7286</text:p>
          </table:table-cell>
          <table:table-cell table:style-name="ce4" office:value-type="float" office:value="15.5212" calcext:value-type="float">
            <text:p>15.5212</text:p>
          </table:table-cell>
          <table:table-cell table:style-name="ce4" office:value-type="float" office:value="19.3403" calcext:value-type="float">
            <text:p>19.3403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25.7524" calcext:value-type="float">
            <text:p>25.7524</text:p>
          </table:table-cell>
          <table:table-cell table:style-name="ce4" office:value-type="float" office:value="2.02185" calcext:value-type="float">
            <text:p>2.02185</text:p>
          </table:table-cell>
          <table:table-cell table:style-name="ce4" office:value-type="float" office:value="49.0319" calcext:value-type="float">
            <text:p>49.0319</text:p>
          </table:table-cell>
          <table:table-cell table:style-name="ce4" office:value-type="float" office:value="6.17882" calcext:value-type="float">
            <text:p>6.17882</text:p>
          </table:table-cell>
          <table:table-cell table:style-name="ce4" office:value-type="float" office:value="63.4053" calcext:value-type="float">
            <text:p>63.4053</text:p>
          </table:table-cell>
          <table:table-cell table:style-name="ce4" office:value-type="float" office:value="7.45047" calcext:value-type="float">
            <text:p>7.45047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49.5685" calcext:value-type="float">
            <text:p>49.5685</text:p>
          </table:table-cell>
          <table:table-cell table:style-name="ce4" office:value-type="float" office:value="1.6781" calcext:value-type="float">
            <text:p>1.6781</text:p>
          </table:table-cell>
          <table:table-cell table:style-name="ce4" office:value-type="float" office:value="126.613" calcext:value-type="float">
            <text:p>126.613</text:p>
          </table:table-cell>
          <table:table-cell table:style-name="ce4" office:value-type="float" office:value="3.93904" calcext:value-type="float">
            <text:p>3.93904</text:p>
          </table:table-cell>
          <table:table-cell table:style-name="ce4" office:value-type="float" office:value="126.233" calcext:value-type="float">
            <text:p>126.233</text:p>
          </table:table-cell>
          <table:table-cell table:style-name="ce4" office:value-type="float" office:value="5.1982" calcext:value-type="float">
            <text:p>5.1982</text:p>
          </table:table-cell>
          <table:table-cell table:number-columns-repeated="5"/>
        </table:table-row>
        <table:table-row table:style-name="ro2" table:number-rows-repeated="26">
          <table:table-cell table:number-columns-repeated="12"/>
        </table:table-row>
        <table:table-row table:style-name="ro1">
          <table:table-cell table:number-columns-repeated="6"/>
          <table:table-cell table:style-name="ce8" office:value-type="string" calcext:value-type="string">
            <text:p>FLOAT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Tiles=32</text:p>
          </table:table-cell>
          <table:table-cell table:style-name="ce1" office:value-type="string" calcext:value-type="string">
            <text:p>Blocksize=32</text:p>
          </table:table-cell>
          <table:table-cell table:number-columns-repeated="9"/>
        </table:table-row>
        <table:table-row table:style-name="ro2">
          <table:table-cell table:style-name="ce1"/>
          <table:table-cell table:style-name="ce1" office:value-type="string" calcext:value-type="string">
            <text:p>Mat1</text:p>
          </table:table-cell>
          <table:table-cell table:style-name="ce1" office:value-type="string" calcext:value-type="string">
            <text:p>Mat2</text:p>
          </table:table-cell>
          <table:table-cell table:style-name="ce1" office:value-type="string" calcext:value-type="string">
            <text:p>Mat3</text:p>
          </table:table-cell>
          <table:table-cell table:style-name="ce1" office:value-type="string" calcext:value-type="string">
            <text:p>Tiempo – secuencial</text:p>
          </table:table-cell>
          <table:table-cell table:style-name="ce1" office:value-type="string" calcext:value-type="string">
            <text:p>Tiempo – Paralelo</text:p>
          </table:table-cell>
          <table:table-cell table:style-name="ce1" office:value-type="string" calcext:value-type="string">
            <text:p>Tiempo-Paralelo-Tiles</text:p>
          </table:table-cell>
          <table:table-cell table:style-name="ce1" office:value-type="string" calcext:value-type="string">
            <text:p>Aceleración S-P</text:p>
          </table:table-cell>
          <table:table-cell table:style-name="ce1" office:value-type="string" calcext:value-type="string">
            <text:p>Aceleración P-T</text:p>
          </table:table-cell>
          <table:table-cell table:number-columns-repeated="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4x8</text:p>
          </table:table-cell>
          <table:table-cell table:style-name="ce2" office:value-type="string" calcext:value-type="string">
            <text:p>8x10</text:p>
          </table:table-cell>
          <table:table-cell table:style-name="ce2" office:value-type="string" calcext:value-type="string">
            <text:p>4x10</text:p>
          </table:table-cell>
          <table:table-cell table:style-name="ce7" office:value-type="float" office:value="0.000003" calcext:value-type="float">
            <text:p>3.00E-006</text:p>
          </table:table-cell>
          <table:table-cell table:style-name="ce1" office:value-type="float" office:value="0.102484" calcext:value-type="float">
            <text:p>0.102484</text:p>
          </table:table-cell>
          <table:table-cell table:style-name="ce7" office:value-type="float" office:value="0.000092" calcext:value-type="float">
            <text:p>9.20E-005</text:p>
          </table:table-cell>
          <table:table-cell table:style-name="ce7" office:value-type="float" office:value="0.0000292729" calcext:value-type="float">
            <text:p>2.93E-005</text:p>
          </table:table-cell>
          <table:table-cell table:style-name="ce7" office:value-type="float" office:value="1113.96" calcext:value-type="float">
            <text:p>1.11E+003</text:p>
          </table:table-cell>
          <table:table-cell table:number-columns-repeated="3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32x16</text:p>
          </table:table-cell>
          <table:table-cell table:style-name="ce2" office:value-type="string" calcext:value-type="string">
            <text:p>16x32</text:p>
          </table:table-cell>
          <table:table-cell table:style-name="ce2" office:value-type="string" calcext:value-type="string">
            <text:p>32x32</text:p>
          </table:table-cell>
          <table:table-cell table:style-name="ce7" office:value-type="float" office:value="0.000107" calcext:value-type="float">
            <text:p>1.07E-004</text:p>
          </table:table-cell>
          <table:table-cell table:style-name="ce1" office:value-type="float" office:value="0.107572" calcext:value-type="float">
            <text:p>0.107572</text:p>
          </table:table-cell>
          <table:table-cell table:style-name="ce7" office:value-type="float" office:value="0.000082" calcext:value-type="float">
            <text:p>8.20E-005</text:p>
          </table:table-cell>
          <table:table-cell table:style-name="ce1" office:value-type="float" office:value="0.000994683" calcext:value-type="float">
            <text:p>0.000994683</text:p>
          </table:table-cell>
          <table:table-cell table:style-name="ce1" office:value-type="float" office:value="1311.85" calcext:value-type="float">
            <text:p>1311.85</text:p>
          </table:table-cell>
          <table:table-cell table:number-columns-repeated="3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64x32</text:p>
          </table:table-cell>
          <table:table-cell table:style-name="ce2" office:value-type="string" calcext:value-type="string">
            <text:p>32x128</text:p>
          </table:table-cell>
          <table:table-cell table:style-name="ce2" office:value-type="string" calcext:value-type="string">
            <text:p>64x128</text:p>
          </table:table-cell>
          <table:table-cell table:style-name="ce1" office:value-type="float" office:value="0.000704" calcext:value-type="float">
            <text:p>0.000704</text:p>
          </table:table-cell>
          <table:table-cell table:style-name="ce1" office:value-type="float" office:value="0.10367" calcext:value-type="float">
            <text:p>0.10367</text:p>
          </table:table-cell>
          <table:table-cell table:style-name="ce1" office:value-type="float" office:value="0.000308" calcext:value-type="float">
            <text:p>0.000308</text:p>
          </table:table-cell>
          <table:table-cell table:style-name="ce1" office:value-type="float" office:value="0.00679078" calcext:value-type="float">
            <text:p>0.00679078</text:p>
          </table:table-cell>
          <table:table-cell table:style-name="ce1" office:value-type="float" office:value="336.591" calcext:value-type="float">
            <text:p>336.591</text:p>
          </table:table-cell>
          <table:table-cell table:number-columns-repeated="3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128x128</text:p>
          </table:table-cell>
          <table:table-cell table:number-columns-repeated="2" table:style-name="ce2" office:value-type="string" calcext:value-type="string">
            <text:p>128x256</text:p>
          </table:table-cell>
          <table:table-cell table:style-name="ce1" office:value-type="float" office:value="0.018474" calcext:value-type="float">
            <text:p>0.018474</text:p>
          </table:table-cell>
          <table:table-cell table:style-name="ce1" office:value-type="float" office:value="0.105106" calcext:value-type="float">
            <text:p>0.105106</text:p>
          </table:table-cell>
          <table:table-cell table:style-name="ce1" office:value-type="float" office:value="0.000605" calcext:value-type="float">
            <text:p>0.000605</text:p>
          </table:table-cell>
          <table:table-cell table:style-name="ce1" office:value-type="float" office:value="0.175765" calcext:value-type="float">
            <text:p>0.175765</text:p>
          </table:table-cell>
          <table:table-cell table:style-name="ce1" office:value-type="float" office:value="173.729" calcext:value-type="float">
            <text:p>173.729</text:p>
          </table:table-cell>
          <table:table-cell table:number-columns-repeated="3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256x128</text:p>
          </table:table-cell>
          <table:table-cell table:style-name="ce2" office:value-type="string" calcext:value-type="string">
            <text:p>128x160</text:p>
          </table:table-cell>
          <table:table-cell table:style-name="ce2" office:value-type="string" calcext:value-type="string">
            <text:p>256x160</text:p>
          </table:table-cell>
          <table:table-cell table:style-name="ce1" office:value-type="float" office:value="0.018787" calcext:value-type="float">
            <text:p>0.018787</text:p>
          </table:table-cell>
          <table:table-cell table:style-name="ce1" office:value-type="float" office:value="0.105637" calcext:value-type="float">
            <text:p>0.105637</text:p>
          </table:table-cell>
          <table:table-cell table:style-name="ce1" office:value-type="float" office:value="0.000335" calcext:value-type="float">
            <text:p>0.000335</text:p>
          </table:table-cell>
          <table:table-cell table:style-name="ce1" office:value-type="float" office:value="0.177845" calcext:value-type="float">
            <text:p>0.177845</text:p>
          </table:table-cell>
          <table:table-cell table:style-name="ce1" office:value-type="float" office:value="315.334" calcext:value-type="float">
            <text:p>315.334</text:p>
          </table:table-cell>
          <table:table-cell table:number-columns-repeated="3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320x256</text:p>
          </table:table-cell>
          <table:table-cell table:style-name="ce2" office:value-type="string" calcext:value-type="string">
            <text:p>256x240</text:p>
          </table:table-cell>
          <table:table-cell table:style-name="ce2" office:value-type="string" calcext:value-type="string">
            <text:p>320x240</text:p>
          </table:table-cell>
          <table:table-cell table:style-name="ce1" office:value-type="float" office:value="0.06026" calcext:value-type="float">
            <text:p>0.06026</text:p>
          </table:table-cell>
          <table:table-cell table:style-name="ce1" office:value-type="float" office:value="0.106239" calcext:value-type="float">
            <text:p>0.106239</text:p>
          </table:table-cell>
          <table:table-cell table:style-name="ce1" office:value-type="float" office:value="0.00049" calcext:value-type="float">
            <text:p>0.00049</text:p>
          </table:table-cell>
          <table:table-cell table:style-name="ce1" office:value-type="float" office:value="0.567212" calcext:value-type="float">
            <text:p>0.567212</text:p>
          </table:table-cell>
          <table:table-cell table:style-name="ce1" office:value-type="float" office:value="216.814" calcext:value-type="float">
            <text:p>216.814</text:p>
          </table:table-cell>
          <table:table-cell table:number-columns-repeated="3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400x200</text:p>
          </table:table-cell>
          <table:table-cell table:style-name="ce2" office:value-type="float" office:value="0.145748" calcext:value-type="float">
            <text:p>0.145748</text:p>
          </table:table-cell>
          <table:table-cell table:style-name="ce2" office:value-type="string" calcext:value-type="string">
            <text:p>400x600</text:p>
          </table:table-cell>
          <table:table-cell table:style-name="ce1" office:value-type="float" office:value="0.145748" calcext:value-type="float">
            <text:p>0.145748</text:p>
          </table:table-cell>
          <table:table-cell table:style-name="ce1" office:value-type="float" office:value="0.117095" calcext:value-type="float">
            <text:p>0.117095</text:p>
          </table:table-cell>
          <table:table-cell table:style-name="ce1" office:value-type="float" office:value="0.002041" calcext:value-type="float">
            <text:p>0.002041</text:p>
          </table:table-cell>
          <table:table-cell table:style-name="ce1" office:value-type="float" office:value="1.2447" calcext:value-type="float">
            <text:p>1.2447</text:p>
          </table:table-cell>
          <table:table-cell table:style-name="ce1" office:value-type="float" office:value="57.3714" calcext:value-type="float">
            <text:p>57.3714</text:p>
          </table:table-cell>
          <table:table-cell table:number-columns-repeated="3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512x360</text:p>
          </table:table-cell>
          <table:table-cell table:style-name="ce2" office:value-type="string" calcext:value-type="string">
            <text:p>360x600</text:p>
          </table:table-cell>
          <table:table-cell table:style-name="ce2" office:value-type="string" calcext:value-type="string">
            <text:p>512x600</text:p>
          </table:table-cell>
          <table:table-cell table:style-name="ce1" office:value-type="float" office:value="0.31939" calcext:value-type="float">
            <text:p>0.31939</text:p>
          </table:table-cell>
          <table:table-cell table:style-name="ce1" office:value-type="float" office:value="0.114927" calcext:value-type="float">
            <text:p>0.114927</text:p>
          </table:table-cell>
          <table:table-cell table:style-name="ce1" office:value-type="float" office:value="0.00284" calcext:value-type="float">
            <text:p>0.00284</text:p>
          </table:table-cell>
          <table:table-cell table:style-name="ce1" office:value-type="float" office:value="2.77907" calcext:value-type="float">
            <text:p>2.77907</text:p>
          </table:table-cell>
          <table:table-cell table:style-name="ce1" office:value-type="float" office:value="40.4673" calcext:value-type="float">
            <text:p>40.4673</text:p>
          </table:table-cell>
          <table:table-cell table:number-columns-repeated="3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1024x512</text:p>
          </table:table-cell>
          <table:table-cell table:style-name="ce2" office:value-type="string" calcext:value-type="string">
            <text:p>512x960</text:p>
          </table:table-cell>
          <table:table-cell table:style-name="ce2" office:value-type="string" calcext:value-type="string">
            <text:p>1024x960</text:p>
          </table:table-cell>
          <table:table-cell table:style-name="ce1" office:value-type="float" office:value="1.8035" calcext:value-type="float">
            <text:p>1.8035</text:p>
          </table:table-cell>
          <table:table-cell table:style-name="ce1" office:value-type="float" office:value="0.106792" calcext:value-type="float">
            <text:p>0.106792</text:p>
          </table:table-cell>
          <table:table-cell table:style-name="ce1" office:value-type="float" office:value="0.005225" calcext:value-type="float">
            <text:p>0.005225</text:p>
          </table:table-cell>
          <table:table-cell table:style-name="ce1" office:value-type="float" office:value="16.888" calcext:value-type="float">
            <text:p>16.888</text:p>
          </table:table-cell>
          <table:table-cell table:style-name="ce1" office:value-type="float" office:value="20.4387" calcext:value-type="float">
            <text:p>20.4387</text:p>
          </table:table-cell>
          <table:table-cell table:number-columns-repeated="3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2048x1024</text:p>
          </table:table-cell>
          <table:table-cell table:style-name="ce2" office:value-type="string" calcext:value-type="string">
            <text:p>1024x1200</text:p>
          </table:table-cell>
          <table:table-cell table:style-name="ce2" office:value-type="string" calcext:value-type="string">
            <text:p>2048x1200</text:p>
          </table:table-cell>
          <table:table-cell table:style-name="ce1" office:value-type="float" office:value="16.3538" calcext:value-type="float">
            <text:p>16.3538</text:p>
          </table:table-cell>
          <table:table-cell table:style-name="ce1" office:value-type="float" office:value="0.144399" calcext:value-type="float">
            <text:p>0.144399</text:p>
          </table:table-cell>
          <table:table-cell table:style-name="ce1" office:value-type="float" office:value="0.021306" calcext:value-type="float">
            <text:p>0.021306</text:p>
          </table:table-cell>
          <table:table-cell table:style-name="ce1" office:value-type="float" office:value="113.254" calcext:value-type="float">
            <text:p>113.254</text:p>
          </table:table-cell>
          <table:table-cell table:style-name="ce1" office:value-type="float" office:value="6.77739" calcext:value-type="float">
            <text:p>6.77739</text:p>
          </table:table-cell>
          <table:table-cell table:number-columns-repeated="3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2048x2048</text:p>
          </table:table-cell>
          <table:table-cell table:number-columns-repeated="2" table:style-name="ce2" office:value-type="string" calcext:value-type="string">
            <text:p>2048x1500</text:p>
          </table:table-cell>
          <table:table-cell table:style-name="ce1" office:value-type="float" office:value="55.3183" calcext:value-type="float">
            <text:p>55.3183</text:p>
          </table:table-cell>
          <table:table-cell table:style-name="ce1" office:value-type="float" office:value="0.233736" calcext:value-type="float">
            <text:p>0.233736</text:p>
          </table:table-cell>
          <table:table-cell table:style-name="ce1" office:value-type="float" office:value="0.043972" calcext:value-type="float">
            <text:p>0.043972</text:p>
          </table:table-cell>
          <table:table-cell table:style-name="ce1" office:value-type="float" office:value="236.67" calcext:value-type="float">
            <text:p>236.67</text:p>
          </table:table-cell>
          <table:table-cell table:style-name="ce1" office:value-type="float" office:value="5.31556" calcext:value-type="float">
            <text:p>5.31556</text:p>
          </table:table-cell>
          <table:table-cell table:number-columns-repeated="3"/>
        </table:table-row>
        <table:table-row table:style-name="ro2" table:number-rows-repeated="5">
          <table:table-cell table:number-columns-repeated="12"/>
        </table:table-row>
        <table:table-row table:style-name="ro2">
          <table:table-cell table:number-columns-repeated="4"/>
          <table:table-cell office:value-type="string" calcext:value-type="string">
            <text:p>Tiempo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 calcext:value-type="string">
            <text:p>4x4</text:p>
          </table:table-cell>
          <table:table-cell table:number-columns-repeated="2"/>
          <table:table-cell office:value-type="string" calcext:value-type="string">
            <text:p>Aceleración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Mat1</text:p>
          </table:table-cell>
          <table:table-cell table:style-name="ce1" office:value-type="string" calcext:value-type="string">
            <text:p>Mat2</text:p>
          </table:table-cell>
          <table:table-cell table:style-name="ce1" office:value-type="string" calcext:value-type="string">
            <text:p>Mat3</text:p>
          </table:table-cell>
          <table:table-cell office:value-type="string" calcext:value-type="string">
            <text:p>Secuencial</text:p>
          </table:table-cell>
          <table:table-cell office:value-type="string" calcext:value-type="string">
            <text:p>Paralelo </text:p>
          </table:table-cell>
          <table:table-cell office:value-type="string" calcext:value-type="string">
            <text:p>Paralelo Tiles</text:p>
          </table:table-cell>
          <table:table-cell office:value-type="string" calcext:value-type="string">
            <text:p>Paralelo </text:p>
          </table:table-cell>
          <table:table-cell office:value-type="string" calcext:value-type="string">
            <text:p>Paralelo Tiles</text:p>
          </table:table-cell>
          <table:table-cell table:number-columns-repeated="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1024x512</text:p>
          </table:table-cell>
          <table:table-cell table:style-name="ce2" office:value-type="string" calcext:value-type="string">
            <text:p>512x960</text:p>
          </table:table-cell>
          <table:table-cell table:style-name="ce2" office:value-type="string" calcext:value-type="string">
            <text:p>1024x960</text:p>
          </table:table-cell>
          <table:table-cell office:value-type="float" office:value="1.83879" calcext:value-type="float">
            <text:p>1.83879</text:p>
          </table:table-cell>
          <table:table-cell office:value-type="float" office:value="0.146586" calcext:value-type="float">
            <text:p>0.146586</text:p>
          </table:table-cell>
          <table:table-cell office:value-type="float" office:value="0.03206" calcext:value-type="float">
            <text:p>0.03206</text:p>
          </table:table-cell>
          <table:table-cell office:value-type="float" office:value="12.5441" calcext:value-type="float">
            <text:p>12.5441</text:p>
          </table:table-cell>
          <table:table-cell office:value-type="float" office:value="4.57224" calcext:value-type="float">
            <text:p>4.57224</text:p>
          </table:table-cell>
          <table:table-cell table:number-columns-repeated="3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2048x1024</text:p>
          </table:table-cell>
          <table:table-cell table:style-name="ce2" office:value-type="string" calcext:value-type="string">
            <text:p>1024x1200</text:p>
          </table:table-cell>
          <table:table-cell table:style-name="ce2" office:value-type="string" calcext:value-type="string">
            <text:p>2048x1200</text:p>
          </table:table-cell>
          <table:table-cell office:value-type="float" office:value="8.14259" calcext:value-type="float">
            <text:p>8.14259</text:p>
          </table:table-cell>
          <table:table-cell office:value-type="float" office:value="0.321224" calcext:value-type="float">
            <text:p>0.321224</text:p>
          </table:table-cell>
          <table:table-cell office:value-type="float" office:value="0.154906" calcext:value-type="float">
            <text:p>0.154906</text:p>
          </table:table-cell>
          <table:table-cell office:value-type="float" office:value="25.3486" calcext:value-type="float">
            <text:p>25.3486</text:p>
          </table:table-cell>
          <table:table-cell office:value-type="float" office:value="2.07367" calcext:value-type="float">
            <text:p>2.07367</text:p>
          </table:table-cell>
          <table:table-cell table:number-columns-repeated="3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2048x2048</text:p>
          </table:table-cell>
          <table:table-cell table:number-columns-repeated="2" table:style-name="ce2" office:value-type="string" calcext:value-type="string">
            <text:p>2048x1500</text:p>
          </table:table-cell>
          <table:table-cell office:value-type="float" office:value="7.84918" calcext:value-type="float">
            <text:p>7.84918</text:p>
          </table:table-cell>
          <table:table-cell office:value-type="float" office:value="0.31135" calcext:value-type="float">
            <text:p>0.31135</text:p>
          </table:table-cell>
          <table:table-cell office:value-type="float" office:value="0.380303" calcext:value-type="float">
            <text:p>0.380303</text:p>
          </table:table-cell>
          <table:table-cell office:value-type="float" office:value="25.2101" calcext:value-type="float">
            <text:p>25.2101</text:p>
          </table:table-cell>
          <table:table-cell office:value-type="float" office:value="1.66145" calcext:value-type="float">
            <text:p>1.66145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4"/>
          <table:table-cell table:style-name="ce1" office:value-type="string" calcext:value-type="string">
            <text:p>16x16</text:p>
          </table:table-cell>
          <table:table-cell table:number-columns-repeated="2"/>
          <table:table-cell office:value-type="string" calcext:value-type="string">
            <text:p>Aceleración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Mat1</text:p>
          </table:table-cell>
          <table:table-cell table:style-name="ce1" office:value-type="string" calcext:value-type="string">
            <text:p>Mat2</text:p>
          </table:table-cell>
          <table:table-cell table:style-name="ce1" office:value-type="string" calcext:value-type="string">
            <text:p>Mat3</text:p>
          </table:table-cell>
          <table:table-cell office:value-type="string" calcext:value-type="string">
            <text:p>Secuencial</text:p>
          </table:table-cell>
          <table:table-cell office:value-type="string" calcext:value-type="string">
            <text:p>Paralelo </text:p>
          </table:table-cell>
          <table:table-cell office:value-type="string" calcext:value-type="string">
            <text:p>Paralelo Tiles</text:p>
          </table:table-cell>
          <table:table-cell office:value-type="string" calcext:value-type="string">
            <text:p>Paralelo </text:p>
          </table:table-cell>
          <table:table-cell office:value-type="string" calcext:value-type="string">
            <text:p>Paralelo Tiles</text:p>
          </table:table-cell>
          <table:table-cell table:number-columns-repeated="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1024x512</text:p>
          </table:table-cell>
          <table:table-cell table:style-name="ce2" office:value-type="string" calcext:value-type="string">
            <text:p>512x960</text:p>
          </table:table-cell>
          <table:table-cell table:style-name="ce2" office:value-type="string" calcext:value-type="string">
            <text:p>1024x960</text:p>
          </table:table-cell>
          <table:table-cell office:value-type="float" office:value="1.82474" calcext:value-type="float">
            <text:p>1.82474</text:p>
          </table:table-cell>
          <table:table-cell office:value-type="float" office:value="0.127002" calcext:value-type="float">
            <text:p>0.127002</text:p>
          </table:table-cell>
          <table:table-cell office:value-type="float" office:value="0.005425" calcext:value-type="float">
            <text:p>0.005425</text:p>
          </table:table-cell>
          <table:table-cell office:value-type="float" office:value="14.3678" calcext:value-type="float">
            <text:p>14.3678</text:p>
          </table:table-cell>
          <table:table-cell office:value-type="float" office:value="23.4105" calcext:value-type="float">
            <text:p>23.4105</text:p>
          </table:table-cell>
          <table:table-cell table:number-columns-repeated="3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2048x1024</text:p>
          </table:table-cell>
          <table:table-cell table:style-name="ce2" office:value-type="string" calcext:value-type="string">
            <text:p>1024x1200</text:p>
          </table:table-cell>
          <table:table-cell table:style-name="ce2" office:value-type="string" calcext:value-type="string">
            <text:p>2048x1200</text:p>
          </table:table-cell>
          <table:table-cell office:value-type="float" office:value="10.2342" calcext:value-type="float">
            <text:p>10.2342</text:p>
          </table:table-cell>
          <table:table-cell office:value-type="float" office:value="0.152919" calcext:value-type="float">
            <text:p>0.152919</text:p>
          </table:table-cell>
          <table:table-cell office:value-type="float" office:value="0.021941" calcext:value-type="float">
            <text:p>0.021941</text:p>
          </table:table-cell>
          <table:table-cell office:value-type="float" office:value="66.9258" calcext:value-type="float">
            <text:p>66.9258</text:p>
          </table:table-cell>
          <table:table-cell office:value-type="float" office:value="6.96955" calcext:value-type="float">
            <text:p>6.96955</text:p>
          </table:table-cell>
          <table:table-cell table:number-columns-repeated="3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2048x2048</text:p>
          </table:table-cell>
          <table:table-cell table:number-columns-repeated="2" table:style-name="ce2" office:value-type="string" calcext:value-type="string">
            <text:p>2048x1500</text:p>
          </table:table-cell>
          <table:table-cell office:value-type="float" office:value="34.8852" calcext:value-type="float">
            <text:p>34.8852</text:p>
          </table:table-cell>
          <table:table-cell office:value-type="float" office:value="0.261022" calcext:value-type="float">
            <text:p>0.261022</text:p>
          </table:table-cell>
          <table:table-cell office:value-type="float" office:value="0.054095" calcext:value-type="float">
            <text:p>0.054095</text:p>
          </table:table-cell>
          <table:table-cell office:value-type="float" office:value="133.649" calcext:value-type="float">
            <text:p>133.649</text:p>
          </table:table-cell>
          <table:table-cell office:value-type="float" office:value="4.82525" calcext:value-type="float">
            <text:p>4.82525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4"/>
          <table:table-cell table:style-name="ce1" office:value-type="string" calcext:value-type="string">
            <text:p>32x32</text:p>
          </table:table-cell>
          <table:table-cell table:number-columns-repeated="2"/>
          <table:table-cell office:value-type="string" calcext:value-type="string">
            <text:p>Aceleración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Mat1</text:p>
          </table:table-cell>
          <table:table-cell table:style-name="ce1" office:value-type="string" calcext:value-type="string">
            <text:p>Mat2</text:p>
          </table:table-cell>
          <table:table-cell table:style-name="ce1" office:value-type="string" calcext:value-type="string">
            <text:p>Mat3</text:p>
          </table:table-cell>
          <table:table-cell office:value-type="string" calcext:value-type="string">
            <text:p>Secuencial</text:p>
          </table:table-cell>
          <table:table-cell office:value-type="string" calcext:value-type="string">
            <text:p>Paralelo </text:p>
          </table:table-cell>
          <table:table-cell office:value-type="string" calcext:value-type="string">
            <text:p>Paralelo Tiles</text:p>
          </table:table-cell>
          <table:table-cell office:value-type="string" calcext:value-type="string">
            <text:p>Paralelo </text:p>
          </table:table-cell>
          <table:table-cell office:value-type="string" calcext:value-type="string">
            <text:p>Paralelo Tiles</text:p>
          </table:table-cell>
          <table:table-cell table:number-columns-repeated="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1024x512</text:p>
          </table:table-cell>
          <table:table-cell table:style-name="ce2" office:value-type="string" calcext:value-type="string">
            <text:p>512x960</text:p>
          </table:table-cell>
          <table:table-cell table:style-name="ce2" office:value-type="string" calcext:value-type="string">
            <text:p>1024x960</text:p>
          </table:table-cell>
          <table:table-cell office:value-type="float" office:value="1.97782" calcext:value-type="float">
            <text:p>1.97782</text:p>
          </table:table-cell>
          <table:table-cell office:value-type="float" office:value="0.116301" calcext:value-type="float">
            <text:p>0.116301</text:p>
          </table:table-cell>
          <table:table-cell office:value-type="float" office:value="0.004827" calcext:value-type="float">
            <text:p>0.004827</text:p>
          </table:table-cell>
          <table:table-cell office:value-type="float" office:value="17.0061" calcext:value-type="float">
            <text:p>17.0061</text:p>
          </table:table-cell>
          <table:table-cell office:value-type="float" office:value="24.0938" calcext:value-type="float">
            <text:p>24.0938</text:p>
          </table:table-cell>
          <table:table-cell table:number-columns-repeated="3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2048x1024</text:p>
          </table:table-cell>
          <table:table-cell table:style-name="ce2" office:value-type="string" calcext:value-type="string">
            <text:p>1024x1200</text:p>
          </table:table-cell>
          <table:table-cell table:style-name="ce2" office:value-type="string" calcext:value-type="string">
            <text:p>2048x1200</text:p>
          </table:table-cell>
          <table:table-cell office:value-type="float" office:value="7.90867" calcext:value-type="float">
            <text:p>7.90867</text:p>
          </table:table-cell>
          <table:table-cell office:value-type="float" office:value="0.139805" calcext:value-type="float">
            <text:p>0.139805</text:p>
          </table:table-cell>
          <table:table-cell office:value-type="float" office:value="0.018305" calcext:value-type="float">
            <text:p>0.018305</text:p>
          </table:table-cell>
          <table:table-cell office:value-type="float" office:value="56.5693" calcext:value-type="float">
            <text:p>56.5693</text:p>
          </table:table-cell>
          <table:table-cell office:value-type="float" office:value="7.63753" calcext:value-type="float">
            <text:p>7.63753</text:p>
          </table:table-cell>
          <table:table-cell table:number-columns-repeated="3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2048x2048</text:p>
          </table:table-cell>
          <table:table-cell table:number-columns-repeated="2" table:style-name="ce2" office:value-type="string" calcext:value-type="string">
            <text:p>2048x1500</text:p>
          </table:table-cell>
          <table:table-cell office:value-type="float" office:value="30.9154" calcext:value-type="float">
            <text:p>30.9154</text:p>
          </table:table-cell>
          <table:table-cell office:value-type="float" office:value="0.252646" calcext:value-type="float">
            <text:p>0.252646</text:p>
          </table:table-cell>
          <table:table-cell office:value-type="float" office:value="0.042256" calcext:value-type="float">
            <text:p>0.042256</text:p>
          </table:table-cell>
          <table:table-cell office:value-type="float" office:value="122.366" calcext:value-type="float">
            <text:p>122.366</text:p>
          </table:table-cell>
          <table:table-cell office:value-type="float" office:value="5.97894" calcext:value-type="float">
            <text:p>5.97894</text:p>
          </table:table-cell>
          <table:table-cell table:number-columns-repeated="3"/>
        </table:table-row>
        <table:table-row table:style-name="ro2" table:number-rows-repeated="2">
          <table:table-cell table:number-columns-repeated="12"/>
        </table:table-row>
        <table:table-row table:style-name="ro2">
          <table:table-cell/>
          <table:table-cell table:style-name="ce5" office:value-type="string" calcext:value-type="string">
            <text:p>Tiempo</text:p>
          </table:table-cell>
          <table:table-cell table:style-name="ce5" table:number-columns-repeated="2"/>
          <table:table-cell table:style-name="ce5" office:value-type="string" calcext:value-type="string">
            <text:p>Tiempo</text:p>
          </table:table-cell>
          <table:table-cell table:style-name="ce5" table:number-columns-repeated="2"/>
          <table:table-cell table:style-name="ce5" office:value-type="string" calcext:value-type="string">
            <text:p>Tiempo</text:p>
          </table:table-cell>
          <table:table-cell table:style-name="ce5" table:number-columns-repeated="2"/>
          <table:table-cell table:number-columns-repeated="2"/>
        </table:table-row>
        <table:table-row table:style-name="ro2">
          <table:table-cell/>
          <table:table-cell table:number-columns-repeated="3" table:style-name="ce5" office:value-type="string" calcext:value-type="string">
            <text:p>4x4</text:p>
          </table:table-cell>
          <table:table-cell table:number-columns-repeated="3" table:style-name="ce5" office:value-type="string" calcext:value-type="string">
            <text:p>16x16</text:p>
          </table:table-cell>
          <table:table-cell table:number-columns-repeated="3" table:style-name="ce5" office:value-type="string" calcext:value-type="string">
            <text:p>32x32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Secuencial</text:p>
          </table:table-cell>
          <table:table-cell table:style-name="ce5" office:value-type="string" calcext:value-type="string">
            <text:p>Paralelo </text:p>
          </table:table-cell>
          <table:table-cell table:style-name="ce5" office:value-type="string" calcext:value-type="string">
            <text:p>Paralelo Tiles</text:p>
          </table:table-cell>
          <table:table-cell table:style-name="ce5" office:value-type="string" calcext:value-type="string">
            <text:p>Secuencial</text:p>
          </table:table-cell>
          <table:table-cell table:style-name="ce5" office:value-type="string" calcext:value-type="string">
            <text:p>Paralelo </text:p>
          </table:table-cell>
          <table:table-cell table:style-name="ce5" office:value-type="string" calcext:value-type="string">
            <text:p>Paralelo Tiles</text:p>
          </table:table-cell>
          <table:table-cell table:style-name="ce5" office:value-type="string" calcext:value-type="string">
            <text:p>Secuencial</text:p>
          </table:table-cell>
          <table:table-cell table:style-name="ce5" office:value-type="string" calcext:value-type="string">
            <text:p>Paralelo </text:p>
          </table:table-cell>
          <table:table-cell table:style-name="ce5" office:value-type="string" calcext:value-type="string">
            <text:p>Paralelo Tiles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float" office:value="1.83879" calcext:value-type="float">
            <text:p>1.83879</text:p>
          </table:table-cell>
          <table:table-cell table:style-name="ce5" office:value-type="float" office:value="0.146586" calcext:value-type="float">
            <text:p>0.146586</text:p>
          </table:table-cell>
          <table:table-cell table:style-name="ce5" office:value-type="float" office:value="0.03206" calcext:value-type="float">
            <text:p>0.03206</text:p>
          </table:table-cell>
          <table:table-cell table:style-name="ce5" office:value-type="float" office:value="1.82474" calcext:value-type="float">
            <text:p>1.82474</text:p>
          </table:table-cell>
          <table:table-cell table:style-name="ce5" office:value-type="float" office:value="0.127002" calcext:value-type="float">
            <text:p>0.127002</text:p>
          </table:table-cell>
          <table:table-cell table:style-name="ce5" office:value-type="float" office:value="0.005425" calcext:value-type="float">
            <text:p>0.005425</text:p>
          </table:table-cell>
          <table:table-cell table:style-name="ce5" office:value-type="float" office:value="1.97782" calcext:value-type="float">
            <text:p>1.97782</text:p>
          </table:table-cell>
          <table:table-cell table:style-name="ce5" office:value-type="float" office:value="0.116301" calcext:value-type="float">
            <text:p>0.116301</text:p>
          </table:table-cell>
          <table:table-cell table:style-name="ce5" office:value-type="float" office:value="0.004827" calcext:value-type="float">
            <text:p>0.004827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float" office:value="8.14259" calcext:value-type="float">
            <text:p>8.14259</text:p>
          </table:table-cell>
          <table:table-cell table:style-name="ce5" office:value-type="float" office:value="0.321224" calcext:value-type="float">
            <text:p>0.321224</text:p>
          </table:table-cell>
          <table:table-cell table:style-name="ce5" office:value-type="float" office:value="0.154906" calcext:value-type="float">
            <text:p>0.154906</text:p>
          </table:table-cell>
          <table:table-cell table:style-name="ce5" office:value-type="float" office:value="10.2342" calcext:value-type="float">
            <text:p>10.2342</text:p>
          </table:table-cell>
          <table:table-cell table:style-name="ce5" office:value-type="float" office:value="0.152919" calcext:value-type="float">
            <text:p>0.152919</text:p>
          </table:table-cell>
          <table:table-cell table:style-name="ce5" office:value-type="float" office:value="0.021941" calcext:value-type="float">
            <text:p>0.021941</text:p>
          </table:table-cell>
          <table:table-cell table:style-name="ce5" office:value-type="float" office:value="7.90867" calcext:value-type="float">
            <text:p>7.90867</text:p>
          </table:table-cell>
          <table:table-cell table:style-name="ce5" office:value-type="float" office:value="0.139805" calcext:value-type="float">
            <text:p>0.139805</text:p>
          </table:table-cell>
          <table:table-cell table:style-name="ce5" office:value-type="float" office:value="0.018305" calcext:value-type="float">
            <text:p>0.018305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float" office:value="7.84918" calcext:value-type="float">
            <text:p>7.84918</text:p>
          </table:table-cell>
          <table:table-cell table:style-name="ce5" office:value-type="float" office:value="0.31135" calcext:value-type="float">
            <text:p>0.31135</text:p>
          </table:table-cell>
          <table:table-cell table:style-name="ce5" office:value-type="float" office:value="0.380303" calcext:value-type="float">
            <text:p>0.380303</text:p>
          </table:table-cell>
          <table:table-cell table:style-name="ce5" office:value-type="float" office:value="34.8852" calcext:value-type="float">
            <text:p>34.8852</text:p>
          </table:table-cell>
          <table:table-cell table:style-name="ce5" office:value-type="float" office:value="0.261022" calcext:value-type="float">
            <text:p>0.261022</text:p>
          </table:table-cell>
          <table:table-cell table:style-name="ce5" office:value-type="float" office:value="0.054095" calcext:value-type="float">
            <text:p>0.054095</text:p>
          </table:table-cell>
          <table:table-cell table:style-name="ce5" office:value-type="float" office:value="30.9154" calcext:value-type="float">
            <text:p>30.9154</text:p>
          </table:table-cell>
          <table:table-cell table:style-name="ce5" office:value-type="float" office:value="0.252646" calcext:value-type="float">
            <text:p>0.252646</text:p>
          </table:table-cell>
          <table:table-cell table:style-name="ce5" office:value-type="float" office:value="0.042256" calcext:value-type="float">
            <text:p>0.042256</text:p>
          </table:table-cell>
          <table:table-cell table:number-columns-repeated="2"/>
        </table:table-row>
        <table:table-row table:style-name="ro2" table:number-rows-repeated="40">
          <table:table-cell table:number-columns-repeated="12"/>
        </table:table-row>
        <table:table-row table:style-name="ro2">
          <table:table-cell/>
          <table:table-cell table:style-name="ce6" office:value-type="string" calcext:value-type="string">
            <text:p>Aceleración</text:p>
          </table:table-cell>
          <table:table-cell table:style-name="ce6" table:number-columns-repeated="5"/>
          <table:table-cell table:number-columns-repeated="5"/>
        </table:table-row>
        <table:table-row table:style-name="ro2">
          <table:table-cell/>
          <table:table-cell table:number-columns-repeated="2" table:style-name="ce6" office:value-type="string" calcext:value-type="string">
            <text:p>4x4</text:p>
          </table:table-cell>
          <table:table-cell table:number-columns-repeated="2" table:style-name="ce6" office:value-type="string" calcext:value-type="string">
            <text:p>16x16</text:p>
          </table:table-cell>
          <table:table-cell table:number-columns-repeated="2" table:style-name="ce6" office:value-type="string" calcext:value-type="string">
            <text:p>32x32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Paralelo </text:p>
          </table:table-cell>
          <table:table-cell table:style-name="ce6" office:value-type="string" calcext:value-type="string">
            <text:p>Paralelo Tiles</text:p>
          </table:table-cell>
          <table:table-cell table:style-name="ce6" office:value-type="string" calcext:value-type="string">
            <text:p>Paralelo </text:p>
          </table:table-cell>
          <table:table-cell table:style-name="ce6" office:value-type="string" calcext:value-type="string">
            <text:p>Paralelo Tiles</text:p>
          </table:table-cell>
          <table:table-cell table:style-name="ce6" office:value-type="string" calcext:value-type="string">
            <text:p>Paralelo </text:p>
          </table:table-cell>
          <table:table-cell table:style-name="ce6" office:value-type="string" calcext:value-type="string">
            <text:p>Paralelo Tiles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12.5441" calcext:value-type="float">
            <text:p>12.5441</text:p>
          </table:table-cell>
          <table:table-cell table:style-name="ce6" office:value-type="float" office:value="4.57224" calcext:value-type="float">
            <text:p>4.57224</text:p>
          </table:table-cell>
          <table:table-cell table:style-name="ce6" office:value-type="float" office:value="14.3678" calcext:value-type="float">
            <text:p>14.3678</text:p>
          </table:table-cell>
          <table:table-cell table:style-name="ce6" office:value-type="float" office:value="23.4105" calcext:value-type="float">
            <text:p>23.4105</text:p>
          </table:table-cell>
          <table:table-cell table:style-name="ce6" office:value-type="float" office:value="17.0061" calcext:value-type="float">
            <text:p>17.0061</text:p>
          </table:table-cell>
          <table:table-cell table:style-name="ce6" office:value-type="float" office:value="24.0938" calcext:value-type="float">
            <text:p>24.093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25.3486" calcext:value-type="float">
            <text:p>25.3486</text:p>
          </table:table-cell>
          <table:table-cell table:style-name="ce6" office:value-type="float" office:value="2.07367" calcext:value-type="float">
            <text:p>2.07367</text:p>
          </table:table-cell>
          <table:table-cell table:style-name="ce6" office:value-type="float" office:value="66.9258" calcext:value-type="float">
            <text:p>66.9258</text:p>
          </table:table-cell>
          <table:table-cell table:style-name="ce6" office:value-type="float" office:value="6.96955" calcext:value-type="float">
            <text:p>6.96955</text:p>
          </table:table-cell>
          <table:table-cell table:style-name="ce6" office:value-type="float" office:value="56.5693" calcext:value-type="float">
            <text:p>56.5693</text:p>
          </table:table-cell>
          <table:table-cell table:style-name="ce6" office:value-type="float" office:value="7.63753" calcext:value-type="float">
            <text:p>7.63753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float" office:value="25.2101" calcext:value-type="float">
            <text:p>25.2101</text:p>
          </table:table-cell>
          <table:table-cell table:style-name="ce6" office:value-type="float" office:value="1.66145" calcext:value-type="float">
            <text:p>1.66145</text:p>
          </table:table-cell>
          <table:table-cell table:style-name="ce6" office:value-type="float" office:value="133.649" calcext:value-type="float">
            <text:p>133.649</text:p>
          </table:table-cell>
          <table:table-cell table:style-name="ce6" office:value-type="float" office:value="4.82525" calcext:value-type="float">
            <text:p>4.82525</text:p>
          </table:table-cell>
          <table:table-cell table:style-name="ce6" office:value-type="float" office:value="122.366" calcext:value-type="float">
            <text:p>122.366</text:p>
          </table:table-cell>
          <table:table-cell table:style-name="ce6" office:value-type="float" office:value="5.97894" calcext:value-type="float">
            <text:p>5.9789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 style:data-style-name="N2" text:time-value="15:33:04.237150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1:01:36.009706774</meta:creation-date>
    <dc:date>2015-03-11T01:41:03.476024093</dc:date>
    <meta:editing-duration>PT4H38M50S</meta:editing-duration>
    <meta:editing-cycles>14</meta:editing-cycles>
    <meta:generator>LibreOffice/4.3.6.2$Linux_X86_64 LibreOffice_project/430m0$Build-2</meta:generator>
    <meta:document-statistic meta:table-count="1" meta:cell-count="603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 chart:link-data-style-to-source="tru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922cm" svg:height="9.564cm" xlink:href=".." xlink:type="simple" chart:class="chart:line" chart:style-name="ch1">
        <chart:title svg:x="3.795cm" svg:y="0.327cm" chart:style-name="ch2">
          <text:p>Secuencial vs Paralelo vs Tiles</text:p>
        </chart:title>
        <chart:subtitle svg:x="4.774cm" svg:y="1.297cm" chart:style-name="ch3">
          <text:p>Comparativa de tiempos</text:p>
        </chart:subtitle>
        <chart:legend chart:legend-position="end" svg:x="9.297cm" svg:y="3.985cm" style:legend-expansion="high" chart:style-name="ch4"/>
        <chart:plot-area chart:style-name="ch5" table:cell-range-address="Sheet1.E3:Sheet1.G14" chart:data-source-has-labels="row" svg:x="1.289cm" svg:y="2.171cm" svg:width="7.73cm" svg:height="6.221cm">
          <chartooo:coordinate-region svg:x="3.207cm" svg:y="2.37cm" svg:width="5.638cm" svg:height="5.375cm"/>
          <chart:axis chart:dimension="x" chart:name="primary-x" chart:style-name="ch6">
            <chart:title svg:x="4.66cm" svg:y="8.583cm" chart:style-name="ch7">
              <text:p>Matriz</text:p>
            </chart:title>
            <chart:grid chart:style-name="ch8" chart:class="major"/>
          </chart:axis>
          <chart:axis chart:dimension="y" chart:name="primary-y" chart:style-name="ch9">
            <chart:title svg:x="0.451cm" svg:y="5.867cm" chart:style-name="ch10">
              <text:p>Tiempo</text:p>
            </chart:title>
            <chart:grid chart:style-name="ch8" chart:class="major"/>
          </chart:axis>
          <chart:series chart:style-name="ch11" chart:values-cell-range-address="Sheet1.E4:Sheet1.E14" chart:label-cell-address="Sheet1.E3:Sheet1.E3" chart:class="chart:line">
            <chart:data-point chart:repeated="11"/>
          </chart:series>
          <chart:series chart:style-name="ch12" chart:values-cell-range-address="Sheet1.F4:Sheet1.F14" chart:label-cell-address="Sheet1.F3:Sheet1.F3" chart:class="chart:line">
            <chart:data-point chart:repeated="11"/>
          </chart:series>
          <chart:series chart:style-name="ch13" chart:values-cell-range-address="Sheet1.G4:Sheet1.G14" chart:label-cell-address="Sheet1.G3:Sheet1.G3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– secuencial</text:p>
                <draw:g>
                  <svg:desc>Sheet1.E3:Sheet1.E3</svg:desc>
                </draw:g>
              </table:table-cell>
              <table:table-cell office:value-type="string">
                <text:p>Tiempo – Paralelo</text:p>
                <draw:g>
                  <svg:desc>Sheet1.F3:Sheet1.F3</svg:desc>
                </draw:g>
              </table:table-cell>
              <table:table-cell office:value-type="string">
                <text:p>Tiempo-Paralelo-Tiles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3">
                <text:p>0.000003</text:p>
                <draw:g>
                  <svg:desc>Sheet1.E4:Sheet1.E14</svg:desc>
                </draw:g>
              </table:table-cell>
              <table:table-cell office:value-type="float" office:value="0.091483">
                <text:p>0.091483</text:p>
                <draw:g>
                  <svg:desc>Sheet1.F4:Sheet1.F14</svg:desc>
                </draw:g>
              </table:table-cell>
              <table:table-cell office:value-type="float" office:value="0.00005">
                <text:p>0.00005</text:p>
                <draw:g>
                  <svg:desc>Sheet1.G4:Sheet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7">
                <text:p>0.000057</text:p>
              </table:table-cell>
              <table:table-cell office:value-type="float" office:value="0.092504">
                <text:p>0.092504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97">
                <text:p>0.000697</text:p>
              </table:table-cell>
              <table:table-cell office:value-type="float" office:value="0.09685">
                <text:p>0.09685</text:p>
              </table:table-cell>
              <table:table-cell office:value-type="float" office:value="0.000287">
                <text:p>0.0002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24">
                <text:p>0.01624</text:p>
              </table:table-cell>
              <table:table-cell office:value-type="float" office:value="0.093676">
                <text:p>0.093676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691">
                <text:p>0.016691</text:p>
              </table:table-cell>
              <table:table-cell office:value-type="float" office:value="0.095845">
                <text:p>0.095845</text:p>
              </table:table-cell>
              <table:table-cell office:value-type="float" office:value="0.000296">
                <text:p>0.000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1699">
                <text:p>0.051699</text:p>
              </table:table-cell>
              <table:table-cell office:value-type="float" office:value="0.091659">
                <text:p>0.091659</text:p>
              </table:table-cell>
              <table:table-cell office:value-type="float" office:value="0.000679">
                <text:p>0.000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5828">
                <text:p>0.135828</text:p>
              </table:table-cell>
              <table:table-cell office:value-type="float" office:value="0.094192">
                <text:p>0.094192</text:p>
              </table:table-cell>
              <table:table-cell office:value-type="float" office:value="0.001735">
                <text:p>0.001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207">
                <text:p>0.315207</text:p>
              </table:table-cell>
              <table:table-cell office:value-type="float" office:value="0.095076">
                <text:p>0.095076</text:p>
              </table:table-cell>
              <table:table-cell office:value-type="float" office:value="0.002036">
                <text:p>0.002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0406">
                <text:p>1.60406</text:p>
              </table:table-cell>
              <table:table-cell office:value-type="float" office:value="0.102027">
                <text:p>0.102027</text:p>
              </table:table-cell>
              <table:table-cell office:value-type="float" office:value="0.005278">
                <text:p>0.005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3385">
                <text:p>9.3385</text:p>
              </table:table-cell>
              <table:table-cell office:value-type="float" office:value="0.147428">
                <text:p>0.147428</text:p>
              </table:table-cell>
              <table:table-cell office:value-type="float" office:value="0.019629">
                <text:p>0.0196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9431">
                <text:p>31.9431</text:p>
              </table:table-cell>
              <table:table-cell office:value-type="float" office:value="0.224963">
                <text:p>0.224963</text:p>
              </table:table-cell>
              <table:table-cell office:value-type="float" office:value="0.044892">
                <text:p>0.0448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85cm" svg:height="7.147cm" xlink:href=".." xlink:type="simple" chart:class="chart:line" chart:style-name="ch1">
        <chart:title svg:x="4.539cm" svg:y="0.278cm" chart:style-name="ch2">
          <text:p>32 X 32 </text:p>
        </chart:title>
        <chart:subtitle svg:x="4.882cm" svg:y="1.199cm" chart:style-name="ch3">
          <text:p>Serial</text:p>
        </chart:subtitle>
        <chart:legend chart:legend-position="end" svg:x="6.816cm" svg:y="3.274cm" style:legend-expansion="high" chart:style-name="ch4"/>
        <chart:plot-area chart:style-name="ch5" table:cell-range-address="Sheet1.H138:Sheet1.H142" chart:data-source-has-labels="row" svg:x="1.228cm" svg:y="2.024cm" svg:width="5.371cm" svg:height="4cm">
          <chartooo:coordinate-region svg:x="1.849cm" svg:y="2.223cm" svg:width="4.656cm" svg:height="3.154cm"/>
          <chart:axis chart:dimension="x" chart:name="primary-x" chart:style-name="ch6">
            <chart:title svg:x="3.419cm" svg:y="6.166cm" chart:style-name="ch7">
              <text:p>Matriz</text:p>
            </chart:title>
          </chart:axis>
          <chart:axis chart:dimension="y" chart:name="primary-y" chart:style-name="ch6">
            <chart:title svg:x="0.451cm" svg:y="5.47cm" chart:style-name="ch8">
              <text:p>Tiempo (segundos)</text:p>
            </chart:title>
            <chart:grid chart:style-name="ch9" chart:class="major"/>
          </chart:axis>
          <chart:series chart:style-name="ch10" chart:values-cell-range-address="Sheet1.H140:Sheet1.H142" chart:label-cell-address="Sheet1.H138:Sheet1.H139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x32 Secuencial</text:p>
                <text:list>
                  <text:list-item>
                    <text:p>32x32</text:p>
                  </text:list-item>
                  <text:list-item>
                    <text:p>Secuencial</text:p>
                  </text:list-item>
                </text:list>
                <draw:g>
                  <svg:desc>Sheet1.H138:Sheet1.H1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7782">
                <text:p>1.97782</text:p>
                <draw:g>
                  <svg:desc>Sheet1.H140:Sheet1.H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0867">
                <text:p>7.90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9154">
                <text:p>30.915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resolution="1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654cm" svg:height="7.147cm" xlink:href=".." xlink:type="simple" chart:class="chart:line" chart:style-name="ch1">
        <chart:title svg:x="4.95cm" svg:y="0.278cm" chart:style-name="ch2">
          <text:p>32 x 32 </text:p>
        </chart:title>
        <chart:subtitle svg:x="3.6cm" svg:y="1.199cm" chart:style-name="ch3">
          <text:p>Paralelo vs Paralelo Tiles</text:p>
        </chart:subtitle>
        <chart:legend chart:legend-position="end" svg:x="7.241cm" svg:y="3.025cm" style:legend-expansion="high" chart:style-name="ch4"/>
        <chart:plot-area chart:style-name="ch5" table:cell-range-address="Sheet1.I138:Sheet1.J142" chart:data-source-has-labels="row" svg:x="1.244cm" svg:y="2.024cm" svg:width="5.764cm" svg:height="4cm">
          <chartooo:coordinate-region svg:x="2.156cm" svg:y="2.224cm" svg:width="4.758cm" svg:height="3.153cm"/>
          <chart:axis chart:dimension="x" chart:name="primary-x" chart:style-name="ch6">
            <chart:title svg:x="3.632cm" svg:y="6.166cm" chart:style-name="ch7">
              <text:p>Matriz</text:p>
            </chart:title>
          </chart:axis>
          <chart:axis chart:dimension="y" chart:name="primary-y" chart:style-name="ch6">
            <chart:title svg:x="0.451cm" svg:y="5.47cm" chart:style-name="ch8">
              <text:p>Tiempo (segundos)</text:p>
            </chart:title>
            <chart:grid chart:style-name="ch9" chart:class="major"/>
          </chart:axis>
          <chart:series chart:style-name="ch10" chart:values-cell-range-address="Sheet1.I140:Sheet1.I142" chart:label-cell-address="Sheet1.I138:Sheet1.I139" chart:class="chart:line">
            <chart:data-point chart:repeated="3"/>
          </chart:series>
          <chart:series chart:style-name="ch11" chart:values-cell-range-address="Sheet1.J140:Sheet1.J142" chart:label-cell-address="Sheet1.J138:Sheet1.J13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x32 Paralelo </text:p>
                <text:list>
                  <text:list-item>
                    <text:p>32x32</text:p>
                  </text:list-item>
                  <text:list-item>
                    <text:p>Paralelo </text:p>
                  </text:list-item>
                </text:list>
                <draw:g>
                  <svg:desc>Sheet1.I138:Sheet1.I139</svg:desc>
                </draw:g>
              </table:table-cell>
              <table:table-cell office:value-type="string">
                <text:p>32x32 Paralelo Tiles</text:p>
                <text:list>
                  <text:list-item>
                    <text:p>32x32</text:p>
                  </text:list-item>
                  <text:list-item>
                    <text:p>Paralelo Tiles</text:p>
                  </text:list-item>
                </text:list>
                <draw:g>
                  <svg:desc>Sheet1.J138:Sheet1.J1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6301">
                <text:p>0.116301</text:p>
                <draw:g>
                  <svg:desc>Sheet1.I140:Sheet1.I142</svg:desc>
                </draw:g>
              </table:table-cell>
              <table:table-cell office:value-type="float" office:value="0.004827">
                <text:p>0.004827</text:p>
                <draw:g>
                  <svg:desc>Sheet1.J140:Sheet1.J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9805">
                <text:p>0.139805</text:p>
              </table:table-cell>
              <table:table-cell office:value-type="float" office:value="0.018305">
                <text:p>0.018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2646">
                <text:p>0.252646</text:p>
              </table:table-cell>
              <table:table-cell office:value-type="float" office:value="0.042256">
                <text:p>0.04225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379cm" svg:height="6.882cm" xlink:href=".." xlink:type="simple" chart:class="chart:line" chart:style-name="ch1">
        <chart:title svg:x="4.151cm" svg:y="0.273cm" chart:style-name="ch2">
          <text:p>Blocksize 4x4 </text:p>
        </chart:title>
        <chart:subtitle svg:x="2.655cm" svg:y="1.189cm" chart:style-name="ch3">
          <text:p>Serial vs Paralelo vs Paralelo Tiles</text:p>
        </chart:subtitle>
        <chart:legend chart:legend-position="end" svg:x="7.336cm" svg:y="2.644cm" style:legend-expansion="high" chart:style-name="ch4"/>
        <chart:plot-area chart:style-name="ch5" table:cell-range-address="Sheet1.B184:Sheet1.D188" chart:data-source-has-labels="row" svg:x="1.238cm" svg:y="2.009cm" svg:width="5.871cm" svg:height="3.755cm">
          <chartooo:coordinate-region svg:x="2.045cm" svg:y="2.209cm" svg:width="4.97cm" svg:height="2.908cm"/>
          <chart:axis chart:dimension="x" chart:name="primary-x" chart:style-name="ch6">
            <chart:title svg:x="3.679cm" svg:y="5.901cm" chart:style-name="ch7">
              <text:p>Matriz</text:p>
            </chart:title>
          </chart:axis>
          <chart:axis chart:dimension="y" chart:name="primary-y" chart:style-name="ch6">
            <chart:title svg:x="0.451cm" svg:y="5.028cm" chart:style-name="ch8">
              <text:p>Aceleración (x)</text:p>
            </chart:title>
            <chart:grid chart:style-name="ch9" chart:class="major"/>
          </chart:axis>
          <chart:series chart:style-name="ch10" chart:values-cell-range-address="Sheet1.B186:Sheet1.B188" chart:label-cell-address="Sheet1.B184:Sheet1.B185" chart:class="chart:line">
            <chart:data-point chart:repeated="3"/>
          </chart:series>
          <chart:series chart:style-name="ch11" chart:values-cell-range-address="Sheet1.C186:Sheet1.C188" chart:label-cell-address="Sheet1.C184:Sheet1.C185" chart:class="chart:line">
            <chart:data-point chart:repeated="3"/>
          </chart:series>
          <chart:series chart:style-name="ch12" chart:values-cell-range-address="Sheet1.D186:Sheet1.D188" chart:label-cell-address="Sheet1.D184:Sheet1.D185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x4 Paralelo </text:p>
                <text:list>
                  <text:list-item>
                    <text:p>4x4</text:p>
                  </text:list-item>
                  <text:list-item>
                    <text:p>Paralelo </text:p>
                  </text:list-item>
                </text:list>
                <draw:g>
                  <svg:desc>Sheet1.B184:Sheet1.B185</svg:desc>
                </draw:g>
              </table:table-cell>
              <table:table-cell office:value-type="string">
                <text:p>4x4 Paralelo Tiles</text:p>
                <text:list>
                  <text:list-item>
                    <text:p>4x4</text:p>
                  </text:list-item>
                  <text:list-item>
                    <text:p>Paralelo Tiles</text:p>
                  </text:list-item>
                </text:list>
                <draw:g>
                  <svg:desc>Sheet1.C184:Sheet1.C185</svg:desc>
                </draw:g>
              </table:table-cell>
              <table:table-cell office:value-type="string">
                <text:p>16x16 Paralelo </text:p>
                <text:list>
                  <text:list-item>
                    <text:p>16x16</text:p>
                  </text:list-item>
                  <text:list-item>
                    <text:p>Paralelo </text:p>
                  </text:list-item>
                </text:list>
                <draw:g>
                  <svg:desc>Sheet1.D184:Sheet1.D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5441">
                <text:p>12.5441</text:p>
                <draw:g>
                  <svg:desc>Sheet1.B186:Sheet1.B188</svg:desc>
                </draw:g>
              </table:table-cell>
              <table:table-cell office:value-type="float" office:value="4.57224">
                <text:p>4.57224</text:p>
                <draw:g>
                  <svg:desc>Sheet1.C186:Sheet1.C188</svg:desc>
                </draw:g>
              </table:table-cell>
              <table:table-cell office:value-type="float" office:value="14.3678">
                <text:p>14.3678</text:p>
                <draw:g>
                  <svg:desc>Sheet1.D186:Sheet1.D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3486">
                <text:p>25.3486</text:p>
              </table:table-cell>
              <table:table-cell office:value-type="float" office:value="2.07367">
                <text:p>2.07367</text:p>
              </table:table-cell>
              <table:table-cell office:value-type="float" office:value="66.9258">
                <text:p>66.9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2101">
                <text:p>25.2101</text:p>
              </table:table-cell>
              <table:table-cell office:value-type="float" office:value="1.66145">
                <text:p>1.66145</text:p>
              </table:table-cell>
              <table:table-cell office:value-type="float" office:value="133.649">
                <text:p>133.64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06cm" svg:height="6.588cm" xlink:href=".." xlink:type="simple" chart:class="chart:line" chart:style-name="ch1">
        <chart:title svg:x="3.32cm" svg:y="0.267cm" chart:style-name="ch2">
          <text:p>Blocksize 16x16</text:p>
        </chart:title>
        <chart:subtitle svg:x="1.996cm" svg:y="1.177cm" chart:style-name="ch3">
          <text:p>Serial vs Paralelo vs Paralelo Tiles</text:p>
        </chart:subtitle>
        <chart:legend chart:legend-position="end" svg:x="6.335cm" svg:y="2.547cm" style:legend-expansion="high" chart:style-name="ch4"/>
        <chart:plot-area chart:style-name="ch5" table:cell-range-address="Sheet1.E184:Sheet1.F188" chart:data-source-has-labels="row" svg:x="1.212cm" svg:y="1.991cm" svg:width="4.922cm" svg:height="3.485cm">
          <chartooo:coordinate-region svg:x="2.019cm" svg:y="2.19cm" svg:width="4.021cm" svg:height="2.639cm"/>
          <chart:axis chart:dimension="x" chart:name="primary-x" chart:style-name="ch6">
            <chart:title svg:x="3.179cm" svg:y="5.607cm" chart:style-name="ch7">
              <text:p>Matriz</text:p>
            </chart:title>
          </chart:axis>
          <chart:axis chart:dimension="y" chart:name="primary-y" chart:style-name="ch6">
            <chart:title svg:x="0.451cm" svg:y="4.875cm" chart:style-name="ch8">
              <text:p>Aceleración (x)</text:p>
            </chart:title>
            <chart:grid chart:style-name="ch9" chart:class="major"/>
          </chart:axis>
          <chart:series chart:style-name="ch10" chart:values-cell-range-address="Sheet1.E186:Sheet1.E188" chart:label-cell-address="Sheet1.E184:Sheet1.E185" chart:class="chart:line">
            <chart:data-point chart:repeated="3"/>
          </chart:series>
          <chart:series chart:style-name="ch11" chart:values-cell-range-address="Sheet1.F186:Sheet1.F188" chart:label-cell-address="Sheet1.F184:Sheet1.F185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x16 Paralelo Tiles</text:p>
                <text:list>
                  <text:list-item>
                    <text:p>16x16</text:p>
                  </text:list-item>
                  <text:list-item>
                    <text:p>Paralelo Tiles</text:p>
                  </text:list-item>
                </text:list>
                <draw:g>
                  <svg:desc>Sheet1.E184:Sheet1.E185</svg:desc>
                </draw:g>
              </table:table-cell>
              <table:table-cell office:value-type="string">
                <text:p>32x32 Paralelo </text:p>
                <text:list>
                  <text:list-item>
                    <text:p>32x32</text:p>
                  </text:list-item>
                  <text:list-item>
                    <text:p>Paralelo </text:p>
                  </text:list-item>
                </text:list>
                <draw:g>
                  <svg:desc>Sheet1.F184:Sheet1.F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4105">
                <text:p>23.4105</text:p>
                <draw:g>
                  <svg:desc>Sheet1.E186:Sheet1.E188</svg:desc>
                </draw:g>
              </table:table-cell>
              <table:table-cell office:value-type="float" office:value="17.0061">
                <text:p>17.0061</text:p>
                <draw:g>
                  <svg:desc>Sheet1.F186:Sheet1.F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6955">
                <text:p>6.96955</text:p>
              </table:table-cell>
              <table:table-cell office:value-type="float" office:value="56.5693">
                <text:p>56.5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2525">
                <text:p>4.82525</text:p>
              </table:table-cell>
              <table:table-cell office:value-type="float" office:value="122.366">
                <text:p>122.36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143cm" svg:height="7.04cm" xlink:href=".." xlink:type="simple" chart:class="chart:line" chart:style-name="ch1">
        <chart:title svg:x="3.228cm" svg:y="0.276cm" chart:style-name="ch2">
          <text:p>Blocksize 32 x 32</text:p>
        </chart:title>
        <chart:subtitle svg:x="2.844cm" svg:y="1.195cm" chart:style-name="ch3">
          <text:p>Paralelo vs Paralelo Tiles</text:p>
        </chart:subtitle>
        <chart:legend chart:legend-position="end" svg:x="6.418cm" svg:y="2.773cm" style:legend-expansion="high" chart:style-name="ch4"/>
        <chart:plot-area chart:style-name="ch5" table:cell-range-address="Sheet1.F184:Sheet1.G188" chart:data-source-has-labels="row" svg:x="1.213cm" svg:y="2.018cm" svg:width="5.003cm" svg:height="3.901cm">
          <chartooo:coordinate-region svg:x="2.02cm" svg:y="2.217cm" svg:width="4.102cm" svg:height="3.055cm"/>
          <chart:axis chart:dimension="x" chart:name="primary-x" chart:style-name="ch6">
            <chart:title svg:x="3.22cm" svg:y="6.059cm" chart:style-name="ch7">
              <text:p>Matriz</text:p>
            </chart:title>
          </chart:axis>
          <chart:axis chart:dimension="y" chart:name="primary-y" chart:style-name="ch6">
            <chart:title svg:x="0.451cm" svg:y="5.163cm" chart:style-name="ch8">
              <text:p>Aceleración (x))</text:p>
            </chart:title>
            <chart:grid chart:style-name="ch9" chart:class="major"/>
          </chart:axis>
          <chart:series chart:style-name="ch10" chart:values-cell-range-address="Sheet1.F186:Sheet1.F188" chart:label-cell-address="Sheet1.F184:Sheet1.F185" chart:class="chart:line">
            <chart:data-point chart:repeated="3"/>
          </chart:series>
          <chart:series chart:style-name="ch11" chart:values-cell-range-address="Sheet1.G186:Sheet1.G188" chart:label-cell-address="Sheet1.G184:Sheet1.G185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x32 Paralelo </text:p>
                <text:list>
                  <text:list-item>
                    <text:p>32x32</text:p>
                  </text:list-item>
                  <text:list-item>
                    <text:p>Paralelo </text:p>
                  </text:list-item>
                </text:list>
                <draw:g>
                  <svg:desc>Sheet1.F184:Sheet1.F185</svg:desc>
                </draw:g>
              </table:table-cell>
              <table:table-cell office:value-type="string">
                <text:p>32x32 Paralelo Tiles</text:p>
                <text:list>
                  <text:list-item>
                    <text:p>32x32</text:p>
                  </text:list-item>
                  <text:list-item>
                    <text:p>Paralelo Tiles</text:p>
                  </text:list-item>
                </text:list>
                <draw:g>
                  <svg:desc>Sheet1.G184:Sheet1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0061">
                <text:p>17.0061</text:p>
                <draw:g>
                  <svg:desc>Sheet1.F186:Sheet1.F188</svg:desc>
                </draw:g>
              </table:table-cell>
              <table:table-cell office:value-type="float" office:value="24.0938">
                <text:p>24.0938</text:p>
                <draw:g>
                  <svg:desc>Sheet1.G186:Sheet1.G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5693">
                <text:p>56.5693</text:p>
              </table:table-cell>
              <table:table-cell office:value-type="float" office:value="7.63753">
                <text:p>7.63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2.366">
                <text:p>122.366</text:p>
              </table:table-cell>
              <table:table-cell office:value-type="float" office:value="5.97894">
                <text:p>5.9789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69cm" svg:height="6.176cm" xlink:href=".." xlink:type="simple" chart:class="chart:line" chart:style-name="ch1">
        <chart:title svg:x="4.162cm" svg:y="0.259cm" chart:style-name="ch2">
          <text:p>Blocksize 4x4</text:p>
        </chart:title>
        <chart:subtitle svg:x="4.929cm" svg:y="1.161cm" chart:style-name="ch3">
          <text:p>Tiempo</text:p>
        </chart:subtitle>
        <chart:legend chart:legend-position="end" svg:x="7.57cm" svg:y="2.789cm" style:legend-expansion="high" chart:style-name="ch4"/>
        <chart:plot-area chart:style-name="ch5" table:cell-range-address="Sheet1.B39:Sheet1.B43" chart:data-source-has-labels="row" svg:x="1.236cm" svg:y="1.967cm" svg:width="6.109cm" svg:height="3.105cm">
          <chartooo:coordinate-region svg:x="1.857cm" svg:y="2.166cm" svg:width="5.394cm" svg:height="2.259cm"/>
          <chart:axis chart:dimension="x" chart:name="primary-x" chart:style-name="ch6">
            <chart:title svg:x="3.796cm" svg:y="5.195cm" chart:style-name="ch7">
              <text:p>Matriz</text:p>
            </chart:title>
          </chart:axis>
          <chart:axis chart:dimension="y" chart:name="primary-y" chart:style-name="ch6">
            <chart:title svg:x="0.451cm" svg:y="4.926cm" chart:style-name="ch8">
              <text:p>Tiempo(segundos)</text:p>
            </chart:title>
            <chart:grid chart:style-name="ch9" chart:class="major"/>
          </chart:axis>
          <chart:series chart:style-name="ch10" chart:values-cell-range-address="Sheet1.B41:Sheet1.B43" chart:label-cell-address="Sheet1.B39:Sheet1.B4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x4 Secuencial</text:p>
                <text:list>
                  <text:list-item>
                    <text:p>4x4</text:p>
                  </text:list-item>
                  <text:list-item>
                    <text:p>Secuencial</text:p>
                  </text:list-item>
                </text:list>
                <draw:g>
                  <svg:desc>Sheet1.B39:Sheet1.B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027">
                <text:p>1.6027</text:p>
                <draw:g>
                  <svg:desc>Sheet1.B41:Sheet1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08922">
                <text:p>8.08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168">
                <text:p>31.916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352cm" svg:height="6.307cm" xlink:href=".." xlink:type="simple" chart:class="chart:line" chart:style-name="ch1">
        <chart:title svg:x="3.966cm" svg:y="0.262cm" chart:style-name="ch2">
          <text:p>Blocksize 16x16</text:p>
        </chart:title>
        <chart:subtitle svg:x="5.129cm" svg:y="1.167cm" chart:style-name="ch3">
          <text:p>Time </text:p>
        </chart:subtitle>
        <chart:legend chart:legend-position="end" svg:x="7.309cm" svg:y="2.605cm" style:legend-expansion="high" chart:style-name="ch4"/>
        <chart:plot-area chart:style-name="ch5" table:cell-range-address="Sheet1.C39:Sheet1.D43" chart:data-source-has-labels="row" svg:x="1.238cm" svg:y="1.976cm" svg:width="5.844cm" svg:height="3.224cm">
          <chartooo:coordinate-region svg:x="1.965cm" svg:y="2.176cm" svg:width="5.023cm" svg:height="2.377cm"/>
          <chart:axis chart:dimension="x" chart:name="primary-x" chart:style-name="ch6">
            <chart:title svg:x="3.666cm" svg:y="5.326cm" chart:style-name="ch7">
              <text:p>Matriz</text:p>
            </chart:title>
          </chart:axis>
          <chart:axis chart:dimension="y" chart:name="primary-y" chart:style-name="ch6">
            <chart:title svg:x="0.451cm" svg:y="4.809cm" chart:style-name="ch8">
              <text:p>Time(segundos)</text:p>
            </chart:title>
            <chart:grid chart:style-name="ch9" chart:class="major"/>
          </chart:axis>
          <chart:series chart:style-name="ch10" chart:values-cell-range-address="Sheet1.C41:Sheet1.C43" chart:label-cell-address="Sheet1.C39:Sheet1.C40" chart:class="chart:line">
            <chart:data-point chart:repeated="3"/>
          </chart:series>
          <chart:series chart:style-name="ch11" chart:values-cell-range-address="Sheet1.D41:Sheet1.D43" chart:label-cell-address="Sheet1.D39:Sheet1.D40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x4 Paralelo </text:p>
                <text:list>
                  <text:list-item>
                    <text:p>4x4</text:p>
                  </text:list-item>
                  <text:list-item>
                    <text:p>Paralelo </text:p>
                  </text:list-item>
                </text:list>
                <draw:g>
                  <svg:desc>Sheet1.C39:Sheet1.C40</svg:desc>
                </draw:g>
              </table:table-cell>
              <table:table-cell office:value-type="string">
                <text:p>4x4 Paralelo Tiles</text:p>
                <text:list>
                  <text:list-item>
                    <text:p>4x4</text:p>
                  </text:list-item>
                  <text:list-item>
                    <text:p>Paralelo Tiles</text:p>
                  </text:list-item>
                </text:list>
                <draw:g>
                  <svg:desc>Sheet1.D39:Sheet1.D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0307">
                <text:p>0.140307</text:p>
                <draw:g>
                  <svg:desc>Sheet1.C41:Sheet1.C43</svg:desc>
                </draw:g>
              </table:table-cell>
              <table:table-cell office:value-type="float" office:value="0.032908">
                <text:p>0.032908</text:p>
                <draw:g>
                  <svg:desc>Sheet1.D41:Sheet1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4115">
                <text:p>0.314115</text:p>
              </table:table-cell>
              <table:table-cell office:value-type="float" office:value="0.15536">
                <text:p>0.15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3893">
                <text:p>0.643893</text:p>
              </table:table-cell>
              <table:table-cell office:value-type="float" office:value="0.383703">
                <text:p>0.38370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665cm" svg:height="6.099cm" xlink:href=".." xlink:type="simple" chart:class="chart:line" chart:style-name="ch1">
        <chart:title svg:x="3.86cm" svg:y="0.257cm" chart:style-name="ch2">
          <text:p>Blocksize 4x4</text:p>
        </chart:title>
        <chart:subtitle svg:x="4.627cm" svg:y="1.157cm" chart:style-name="ch3">
          <text:p>Tiempo</text:p>
        </chart:subtitle>
        <chart:legend chart:legend-position="end" svg:x="6.622cm" svg:y="2.501cm" style:legend-expansion="high" chart:style-name="ch4"/>
        <chart:plot-area chart:style-name="ch5" table:cell-range-address="Sheet1.C39:Sheet1.D43" chart:data-source-has-labels="row" svg:x="1.224cm" svg:y="1.961cm" svg:width="5.185cm" svg:height="3.036cm">
          <chartooo:coordinate-region svg:x="1.951cm" svg:y="2.16cm" svg:width="4.364cm" svg:height="2.19cm"/>
          <chart:axis chart:dimension="x" chart:name="primary-x" chart:style-name="ch6">
            <chart:title svg:x="3.322cm" svg:y="5.118cm" chart:style-name="ch7">
              <text:p>Matriz</text:p>
            </chart:title>
          </chart:axis>
          <chart:axis chart:dimension="y" chart:name="primary-y" chart:style-name="ch6">
            <chart:title svg:x="0.451cm" svg:y="4.952cm" chart:style-name="ch8">
              <text:p>Tiempo (Segundos)</text:p>
            </chart:title>
            <chart:grid chart:style-name="ch9" chart:class="major"/>
          </chart:axis>
          <chart:series chart:style-name="ch10" chart:values-cell-range-address="Sheet1.C41:Sheet1.C43" chart:label-cell-address="Sheet1.C39:Sheet1.C40" chart:class="chart:line">
            <chart:data-point chart:repeated="3"/>
          </chart:series>
          <chart:series chart:style-name="ch11" chart:values-cell-range-address="Sheet1.D41:Sheet1.D43" chart:label-cell-address="Sheet1.D39:Sheet1.D40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x4 Paralelo </text:p>
                <text:list>
                  <text:list-item>
                    <text:p>4x4</text:p>
                  </text:list-item>
                  <text:list-item>
                    <text:p>Paralelo </text:p>
                  </text:list-item>
                </text:list>
                <draw:g>
                  <svg:desc>Sheet1.C39:Sheet1.C40</svg:desc>
                </draw:g>
              </table:table-cell>
              <table:table-cell office:value-type="string">
                <text:p>4x4 Paralelo Tiles</text:p>
                <text:list>
                  <text:list-item>
                    <text:p>4x4</text:p>
                  </text:list-item>
                  <text:list-item>
                    <text:p>Paralelo Tiles</text:p>
                  </text:list-item>
                </text:list>
                <draw:g>
                  <svg:desc>Sheet1.D39:Sheet1.D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0307">
                <text:p>0.140307</text:p>
                <draw:g>
                  <svg:desc>Sheet1.C41:Sheet1.C43</svg:desc>
                </draw:g>
              </table:table-cell>
              <table:table-cell office:value-type="float" office:value="0.032908">
                <text:p>0.032908</text:p>
                <draw:g>
                  <svg:desc>Sheet1.D41:Sheet1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4115">
                <text:p>0.314115</text:p>
              </table:table-cell>
              <table:table-cell office:value-type="float" office:value="0.15536">
                <text:p>0.15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3893">
                <text:p>0.643893</text:p>
              </table:table-cell>
              <table:table-cell office:value-type="float" office:value="0.383703">
                <text:p>0.38370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371cm" svg:height="6.206cm" xlink:href=".." xlink:type="simple" chart:class="chart:line" chart:style-name="ch1">
        <chart:title svg:x="2.908cm" svg:y="0.26cm" chart:style-name="ch2">
          <text:p>Blocksize 16x16 </text:p>
        </chart:title>
        <chart:subtitle svg:x="4.191cm" svg:y="1.163cm" chart:style-name="ch3">
          <text:p>Time</text:p>
        </chart:subtitle>
        <chart:legend chart:legend-position="end" svg:x="5.884cm" svg:y="2.605cm" style:legend-expansion="high" chart:style-name="ch4"/>
        <chart:plot-area chart:style-name="ch5" table:cell-range-address="Sheet1.E38:Sheet1.E43" chart:data-source-has-labels="row" svg:x="1.198cm" svg:y="1.97cm" svg:width="4.499cm" svg:height="3.131cm">
          <chartooo:coordinate-region svg:x="1.819cm" svg:y="2.169cm" svg:width="3.784cm" svg:height="2.285cm"/>
          <chart:axis chart:dimension="x" chart:name="primary-x" chart:style-name="ch6">
            <chart:title svg:x="2.953cm" svg:y="5.225cm" chart:style-name="ch7">
              <text:p>Matriz</text:p>
            </chart:title>
          </chart:axis>
          <chart:axis chart:dimension="y" chart:name="primary-y" chart:style-name="ch6">
            <chart:title svg:x="0.451cm" svg:y="4.862cm" chart:style-name="ch8">
              <text:p>Tiempo(segundo)</text:p>
            </chart:title>
            <chart:grid chart:style-name="ch9" chart:class="major"/>
          </chart:axis>
          <chart:series chart:style-name="ch10" chart:values-cell-range-address="Sheet1.E41:Sheet1.E43" chart:label-cell-address="Sheet1.E38:Sheet1.E4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16x16 Secuencial</text:p>
                <text:list>
                  <text:list-item>
                    <text:p>Tiempo</text:p>
                  </text:list-item>
                  <text:list-item>
                    <text:p>16x16</text:p>
                  </text:list-item>
                  <text:list-item>
                    <text:p>Secuencial</text:p>
                  </text:list-item>
                </text:list>
                <draw:g>
                  <svg:desc>Sheet1.E38:Sheet1.E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3815">
                <text:p>1.63815</text:p>
                <draw:g>
                  <svg:desc>Sheet1.E41:Sheet1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8857">
                <text:p>7.38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7081">
                <text:p>29.708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243cm" svg:height="5.787cm" xlink:href=".." xlink:type="simple" chart:class="chart:line" chart:style-name="ch1">
        <chart:title svg:x="3.778cm" svg:y="0.251cm" chart:style-name="ch2">
          <text:p>Blocksize 32 x 32</text:p>
        </chart:title>
        <chart:subtitle svg:x="4.916cm" svg:y="1.145cm" chart:style-name="ch3">
          <text:p>Tiempo</text:p>
        </chart:subtitle>
        <chart:legend chart:legend-position="end" svg:x="6.83cm" svg:y="2.345cm" style:legend-expansion="high" chart:style-name="ch4"/>
        <chart:plot-area chart:style-name="ch5" table:cell-range-address="Sheet1.I39:Sheet1.J43" chart:data-source-has-labels="row" svg:x="1.235cm" svg:y="1.943cm" svg:width="5.371cm" svg:height="2.748cm">
          <chartooo:coordinate-region svg:x="1.962cm" svg:y="2.142cm" svg:width="4.55cm" svg:height="1.902cm"/>
          <chart:axis chart:dimension="x" chart:name="primary-x" chart:style-name="ch6">
            <chart:title svg:x="3.426cm" svg:y="4.806cm" chart:style-name="ch7">
              <text:p>Matriz</text:p>
            </chart:title>
          </chart:axis>
          <chart:axis chart:dimension="y" chart:name="primary-y" chart:style-name="ch6">
            <chart:title svg:x="0.451cm" svg:y="4.763cm" chart:style-name="ch8">
              <text:p>Tiempo (segundos)</text:p>
            </chart:title>
            <chart:grid chart:style-name="ch9" chart:class="major"/>
          </chart:axis>
          <chart:series chart:style-name="ch10" chart:values-cell-range-address="Sheet1.I41:Sheet1.I43" chart:label-cell-address="Sheet1.I39:Sheet1.I40" chart:class="chart:line">
            <chart:data-point chart:repeated="3"/>
          </chart:series>
          <chart:series chart:style-name="ch11" chart:values-cell-range-address="Sheet1.J41:Sheet1.J43" chart:label-cell-address="Sheet1.J39:Sheet1.J40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x32 Paralelo </text:p>
                <text:list>
                  <text:list-item>
                    <text:p>32x32</text:p>
                  </text:list-item>
                  <text:list-item>
                    <text:p>Paralelo </text:p>
                  </text:list-item>
                </text:list>
                <draw:g>
                  <svg:desc>Sheet1.I39:Sheet1.I40</svg:desc>
                </draw:g>
              </table:table-cell>
              <table:table-cell office:value-type="string">
                <text:p>32x32 Paralelo Tiles</text:p>
                <text:list>
                  <text:list-item>
                    <text:p>32x32</text:p>
                  </text:list-item>
                  <text:list-item>
                    <text:p>Paralelo Tiles</text:p>
                  </text:list-item>
                </text:list>
                <draw:g>
                  <svg:desc>Sheet1.J39:Sheet1.J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2465">
                <text:p>0.102465</text:p>
                <draw:g>
                  <svg:desc>Sheet1.I41:Sheet1.I43</svg:desc>
                </draw:g>
              </table:table-cell>
              <table:table-cell office:value-type="float" office:value="0.005298">
                <text:p>0.005298</text:p>
                <draw:g>
                  <svg:desc>Sheet1.J41:Sheet1.J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7415">
                <text:p>0.147415</text:p>
              </table:table-cell>
              <table:table-cell office:value-type="float" office:value="0.019786">
                <text:p>0.019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4075">
                <text:p>0.234075</text:p>
              </table:table-cell>
              <table:table-cell office:value-type="float" office:value="0.04503">
                <text:p>0.0450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tacked="true" chart:include-hidden-cells="false" chart:auto-position="true" chart:auto-size="true" chart:treat-empty-cells="leave-gap" chart:spline-resolution="1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962cm" svg:height="7.774cm" xlink:href=".." xlink:type="simple" chart:class="chart:line" chart:style-name="ch1">
        <chart:title svg:x="3.897cm" svg:y="0.291cm" chart:style-name="ch2">
          <text:p>Paralelo vs Paralelo Tiles</text:p>
        </chart:title>
        <chart:subtitle svg:x="4.294cm" svg:y="1.225cm" chart:style-name="ch3">
          <text:p>Comparativa de tiempos</text:p>
        </chart:subtitle>
        <chart:legend chart:legend-position="end" svg:x="8.337cm" svg:y="3.339cm" style:legend-expansion="high" chart:style-name="ch4"/>
        <chart:plot-area chart:style-name="ch5" table:cell-range-address="Sheet1.F3:Sheet1.G14" chart:data-source-has-labels="row" svg:x="1.27cm" svg:y="2.063cm" svg:width="6.808cm" svg:height="4.575cm">
          <chartooo:coordinate-region svg:x="2.182cm" svg:y="2.263cm" svg:width="5.722cm" svg:height="3.728cm"/>
          <chart:axis chart:dimension="x" chart:name="primary-x" chart:style-name="ch6">
            <chart:title svg:x="4.18cm" svg:y="6.793cm" chart:style-name="ch7">
              <text:p>Matriz</text:p>
            </chart:title>
          </chart:axis>
          <chart:axis chart:dimension="y" chart:name="primary-y" chart:style-name="ch6">
            <chart:title svg:x="0.451cm" svg:y="4.936cm" chart:style-name="ch8">
              <text:p>Tiempo</text:p>
            </chart:title>
            <chart:grid chart:style-name="ch9" chart:class="major"/>
          </chart:axis>
          <chart:series chart:style-name="ch10" chart:values-cell-range-address="Sheet1.F4:Sheet1.F14" chart:label-cell-address="Sheet1.F3:Sheet1.F3" chart:class="chart:line">
            <chart:data-point chart:repeated="11"/>
          </chart:series>
          <chart:series chart:style-name="ch11" chart:values-cell-range-address="Sheet1.G4:Sheet1.G14" chart:label-cell-address="Sheet1.G3:Sheet1.G3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– Paralelo</text:p>
                <draw:g>
                  <svg:desc>Sheet1.F3:Sheet1.F3</svg:desc>
                </draw:g>
              </table:table-cell>
              <table:table-cell office:value-type="string">
                <text:p>Tiempo-Paralelo-Tiles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1483">
                <text:p>0.091483</text:p>
                <draw:g>
                  <svg:desc>Sheet1.F4:Sheet1.F14</svg:desc>
                </draw:g>
              </table:table-cell>
              <table:table-cell office:value-type="float" office:value="0.00005">
                <text:p>0.00005</text:p>
                <draw:g>
                  <svg:desc>Sheet1.G4:Sheet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2504">
                <text:p>0.092504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685">
                <text:p>0.09685</text:p>
              </table:table-cell>
              <table:table-cell office:value-type="float" office:value="0.000287">
                <text:p>0.0002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3676">
                <text:p>0.093676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5845">
                <text:p>0.095845</text:p>
              </table:table-cell>
              <table:table-cell office:value-type="float" office:value="0.000296">
                <text:p>0.000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1659">
                <text:p>0.091659</text:p>
              </table:table-cell>
              <table:table-cell office:value-type="float" office:value="0.000679">
                <text:p>0.000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4192">
                <text:p>0.094192</text:p>
              </table:table-cell>
              <table:table-cell office:value-type="float" office:value="0.001735">
                <text:p>0.001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5076">
                <text:p>0.095076</text:p>
              </table:table-cell>
              <table:table-cell office:value-type="float" office:value="0.002036">
                <text:p>0.002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2027">
                <text:p>0.102027</text:p>
              </table:table-cell>
              <table:table-cell office:value-type="float" office:value="0.005278">
                <text:p>0.005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7428">
                <text:p>0.147428</text:p>
              </table:table-cell>
              <table:table-cell office:value-type="float" office:value="0.019629">
                <text:p>0.0196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4963">
                <text:p>0.224963</text:p>
              </table:table-cell>
              <table:table-cell office:value-type="float" office:value="0.044892">
                <text:p>0.0448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6cm" svg:height="6.058cm" xlink:href=".." xlink:type="simple" chart:class="chart:line" chart:style-name="ch1">
        <chart:title svg:x="3.957cm" svg:y="0.257cm" chart:style-name="ch2">
          <text:p>Blocksize 32 x 32</text:p>
        </chart:title>
        <chart:subtitle svg:x="5.095cm" svg:y="1.157cm" chart:style-name="ch3">
          <text:p>Tiempo</text:p>
        </chart:subtitle>
        <chart:legend chart:legend-position="end" svg:x="8.113cm" svg:y="2.531cm" style:legend-expansion="high" chart:style-name="ch4"/>
        <chart:plot-area chart:style-name="ch5" table:cell-range-address="Sheet1.H38:Sheet1.H43" chart:data-source-has-labels="row" svg:x="1.243cm" svg:y="1.961cm" svg:width="6.638cm" svg:height="2.995cm">
          <chartooo:coordinate-region svg:x="1.864cm" svg:y="2.16cm" svg:width="5.923cm" svg:height="2.149cm"/>
          <chart:axis chart:dimension="x" chart:name="primary-x" chart:style-name="ch6">
            <chart:title svg:x="4.068cm" svg:y="5.077cm" chart:style-name="ch7">
              <text:p>Matriz</text:p>
            </chart:title>
          </chart:axis>
          <chart:axis chart:dimension="y" chart:name="primary-y" chart:style-name="ch6">
            <chart:title svg:x="0.451cm" svg:y="4.931cm" chart:style-name="ch8">
              <text:p>Tiempo (Segundos)</text:p>
            </chart:title>
            <chart:grid chart:style-name="ch9" chart:class="major"/>
          </chart:axis>
          <chart:series chart:style-name="ch10" chart:values-cell-range-address="Sheet1.H41:Sheet1.H43" chart:label-cell-address="Sheet1.H38:Sheet1.H4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32x32 Secuencial</text:p>
                <text:list>
                  <text:list-item>
                    <text:p>Tiempo</text:p>
                  </text:list-item>
                  <text:list-item>
                    <text:p>32x32</text:p>
                  </text:list-item>
                  <text:list-item>
                    <text:p>Secuencial</text:p>
                  </text:list-item>
                </text:list>
                <draw:g>
                  <svg:desc>Sheet1.H38:Sheet1.H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9038">
                <text:p>1.59038</text:p>
                <draw:g>
                  <svg:desc>Sheet1.H41:Sheet1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4689">
                <text:p>9.34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548">
                <text:p>29.54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59cm" svg:height="5.526cm" xlink:href=".." xlink:type="simple" chart:class="chart:line" chart:style-name="ch1">
        <chart:title svg:x="3.908cm" svg:y="0.246cm" chart:style-name="ch2">
          <text:p>Blocksize 4 x 4 </text:p>
        </chart:title>
        <chart:subtitle svg:x="4.437cm" svg:y="1.135cm" chart:style-name="ch3">
          <text:p>Aceleración </text:p>
        </chart:subtitle>
        <chart:legend chart:legend-position="end" svg:x="7.116cm" svg:y="2.215cm" style:legend-expansion="high" chart:style-name="ch4"/>
        <chart:plot-area chart:style-name="ch5" table:cell-range-address="Sheet1.B67:Sheet1.C71" chart:data-source-has-labels="row" svg:x="1.234cm" svg:y="1.928cm" svg:width="5.659cm" svg:height="2.507cm">
          <chartooo:coordinate-region svg:x="1.855cm" svg:y="2.127cm" svg:width="4.944cm" svg:height="1.661cm"/>
          <chart:axis chart:dimension="x" chart:name="primary-x" chart:style-name="ch6">
            <chart:title svg:x="3.569cm" svg:y="4.545cm" chart:style-name="ch7">
              <text:p>Matriz</text:p>
            </chart:title>
          </chart:axis>
          <chart:axis chart:dimension="y" chart:name="primary-y" chart:style-name="ch6">
            <chart:title svg:x="0.451cm" svg:y="4.323cm" chart:style-name="ch8">
              <text:p>Aceleración (x)</text:p>
            </chart:title>
            <chart:grid chart:style-name="ch9" chart:class="major"/>
          </chart:axis>
          <chart:series chart:style-name="ch10" chart:values-cell-range-address="Sheet1.B69:Sheet1.B71" chart:label-cell-address="Sheet1.B67:Sheet1.B68" chart:class="chart:line">
            <chart:data-point chart:repeated="3"/>
          </chart:series>
          <chart:series chart:style-name="ch11" chart:values-cell-range-address="Sheet1.C69:Sheet1.C71" chart:label-cell-address="Sheet1.C67:Sheet1.C6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x4 Paralelo </text:p>
                <text:list>
                  <text:list-item>
                    <text:p>4x4</text:p>
                  </text:list-item>
                  <text:list-item>
                    <text:p>Paralelo </text:p>
                  </text:list-item>
                </text:list>
                <draw:g>
                  <svg:desc>Sheet1.B67:Sheet1.B68</svg:desc>
                </draw:g>
              </table:table-cell>
              <table:table-cell office:value-type="string">
                <text:p>4x4 Paralelo Tiles</text:p>
                <text:list>
                  <text:list-item>
                    <text:p>4x4</text:p>
                  </text:list-item>
                  <text:list-item>
                    <text:p>Paralelo Tiles</text:p>
                  </text:list-item>
                </text:list>
                <draw:g>
                  <svg:desc>Sheet1.C67:Sheet1.C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4228">
                <text:p>11.4228</text:p>
                <draw:g>
                  <svg:desc>Sheet1.B69:Sheet1.B71</svg:desc>
                </draw:g>
              </table:table-cell>
              <table:table-cell office:value-type="float" office:value="4.26361">
                <text:p>4.26361</text:p>
                <draw:g>
                  <svg:desc>Sheet1.C69:Sheet1.C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7524">
                <text:p>25.7524</text:p>
              </table:table-cell>
              <table:table-cell office:value-type="float" office:value="2.02185">
                <text:p>2.02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5685">
                <text:p>49.5685</text:p>
              </table:table-cell>
              <table:table-cell office:value-type="float" office:value="1.6781">
                <text:p>1.678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226cm" svg:height="5.712cm" xlink:href=".." xlink:type="simple" chart:class="chart:line" chart:style-name="ch1">
        <chart:title svg:x="3.403cm" svg:y="0.25cm" chart:style-name="ch2">
          <text:p>Blocksize 16x16</text:p>
        </chart:title>
        <chart:subtitle svg:x="3.971cm" svg:y="1.143cm" chart:style-name="ch3">
          <text:p>Aceleración </text:p>
        </chart:subtitle>
        <chart:legend chart:legend-position="end" svg:x="6.501cm" svg:y="2.109cm" style:legend-expansion="high" chart:style-name="ch4"/>
        <chart:plot-area chart:style-name="ch5" table:cell-range-address="Sheet1.D67:Sheet1.E71" chart:data-source-has-labels="row" svg:x="1.215cm" svg:y="1.94cm" svg:width="5.082cm" svg:height="2.677cm">
          <chartooo:coordinate-region svg:x="2.022cm" svg:y="2.139cm" svg:width="4.181cm" svg:height="1.831cm"/>
          <chart:axis chart:dimension="x" chart:name="primary-x" chart:style-name="ch6">
            <chart:title svg:x="3.262cm" svg:y="4.731cm" chart:style-name="ch7">
              <text:p>Matriz</text:p>
            </chart:title>
          </chart:axis>
          <chart:axis chart:dimension="y" chart:name="primary-y" chart:style-name="ch6">
            <chart:title svg:x="0.451cm" svg:y="4.42cm" chart:style-name="ch8">
              <text:p>Aceleración (x)</text:p>
            </chart:title>
            <chart:grid chart:style-name="ch9" chart:class="major"/>
          </chart:axis>
          <chart:series chart:style-name="ch10" chart:values-cell-range-address="Sheet1.D69:Sheet1.D71" chart:label-cell-address="Sheet1.D67:Sheet1.D68" chart:class="chart:line">
            <chart:data-point chart:repeated="3"/>
          </chart:series>
          <chart:series chart:style-name="ch11" chart:values-cell-range-address="Sheet1.E69:Sheet1.E71" chart:label-cell-address="Sheet1.E67:Sheet1.E6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x16 Paralelo </text:p>
                <text:list>
                  <text:list-item>
                    <text:p>16x16</text:p>
                  </text:list-item>
                  <text:list-item>
                    <text:p>Paralelo </text:p>
                  </text:list-item>
                </text:list>
                <draw:g>
                  <svg:desc>Sheet1.D67:Sheet1.D68</svg:desc>
                </draw:g>
              </table:table-cell>
              <table:table-cell office:value-type="string">
                <text:p>16x16 Paralelo Tiles</text:p>
                <text:list>
                  <text:list-item>
                    <text:p>16x16</text:p>
                  </text:list-item>
                  <text:list-item>
                    <text:p>Paralelo Tiles</text:p>
                  </text:list-item>
                </text:list>
                <draw:g>
                  <svg:desc>Sheet1.E67:Sheet1.E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6832">
                <text:p>15.6832</text:p>
                <draw:g>
                  <svg:desc>Sheet1.D69:Sheet1.D71</svg:desc>
                </draw:g>
              </table:table-cell>
              <table:table-cell office:value-type="float" office:value="15.7286">
                <text:p>15.7286</text:p>
                <draw:g>
                  <svg:desc>Sheet1.E69:Sheet1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0319">
                <text:p>49.0319</text:p>
              </table:table-cell>
              <table:table-cell office:value-type="float" office:value="6.17882">
                <text:p>6.17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.613">
                <text:p>126.613</text:p>
              </table:table-cell>
              <table:table-cell office:value-type="float" office:value="3.93904">
                <text:p>3.9390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82cm" svg:height="5.26cm" xlink:href=".." xlink:type="simple" chart:class="chart:line" chart:style-name="ch1">
        <chart:title svg:x="3.448cm" svg:y="0.241cm" chart:style-name="ch2">
          <text:p>Blocksize 32 x 32</text:p>
        </chart:title>
        <chart:subtitle svg:x="4.149cm" svg:y="1.125cm" chart:style-name="ch3">
          <text:p>Aceleración </text:p>
        </chart:subtitle>
        <chart:legend chart:legend-position="end" svg:x="6.169cm" svg:y="2.082cm" style:legend-expansion="high" chart:style-name="ch4"/>
        <chart:plot-area chart:style-name="ch5" table:cell-range-address="Sheet1.F67:Sheet1.G71" chart:data-source-has-labels="row" svg:x="1.222cm" svg:y="1.913cm" svg:width="4.736cm" svg:height="2.261cm">
          <chartooo:coordinate-region svg:x="2.029cm" svg:y="2.112cm" svg:width="3.835cm" svg:height="1.415cm"/>
          <chart:axis chart:dimension="x" chart:name="primary-x" chart:style-name="ch6">
            <chart:title svg:x="3.096cm" svg:y="4.279cm" chart:style-name="ch7">
              <text:p>Matriz</text:p>
            </chart:title>
          </chart:axis>
          <chart:axis chart:dimension="y" chart:name="primary-y" chart:style-name="ch6">
            <chart:title svg:x="0.451cm" svg:y="4.185cm" chart:style-name="ch8">
              <text:p>Aceleración (x)</text:p>
            </chart:title>
            <chart:grid chart:style-name="ch9" chart:class="major"/>
          </chart:axis>
          <chart:series chart:style-name="ch10" chart:values-cell-range-address="Sheet1.F69:Sheet1.F71" chart:label-cell-address="Sheet1.F67:Sheet1.F68" chart:class="chart:line">
            <chart:data-point chart:repeated="3"/>
          </chart:series>
          <chart:series chart:style-name="ch11" chart:values-cell-range-address="Sheet1.G69:Sheet1.G71" chart:label-cell-address="Sheet1.G67:Sheet1.G6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x32 Paralelo </text:p>
                <text:list>
                  <text:list-item>
                    <text:p>32x32</text:p>
                  </text:list-item>
                  <text:list-item>
                    <text:p>Paralelo </text:p>
                  </text:list-item>
                </text:list>
                <draw:g>
                  <svg:desc>Sheet1.F67:Sheet1.F68</svg:desc>
                </draw:g>
              </table:table-cell>
              <table:table-cell office:value-type="string">
                <text:p>32x32 Paralelo Tiles</text:p>
                <text:list>
                  <text:list-item>
                    <text:p>32x32</text:p>
                  </text:list-item>
                  <text:list-item>
                    <text:p>Paralelo Tiles</text:p>
                  </text:list-item>
                </text:list>
                <draw:g>
                  <svg:desc>Sheet1.G67:Sheet1.G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5212">
                <text:p>15.5212</text:p>
                <draw:g>
                  <svg:desc>Sheet1.F69:Sheet1.F71</svg:desc>
                </draw:g>
              </table:table-cell>
              <table:table-cell office:value-type="float" office:value="19.3403">
                <text:p>19.3403</text:p>
                <draw:g>
                  <svg:desc>Sheet1.G69:Sheet1.G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4053">
                <text:p>63.4053</text:p>
              </table:table-cell>
              <table:table-cell office:value-type="float" office:value="7.45047">
                <text:p>7.45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.233">
                <text:p>126.233</text:p>
              </table:table-cell>
              <table:table-cell office:value-type="float" office:value="5.1982">
                <text:p>5.198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03cm" svg:height="6.685cm" xlink:href=".." xlink:type="simple" chart:class="chart:line" chart:style-name="ch1">
        <chart:title svg:x="2.417cm" svg:y="0.269cm" chart:style-name="ch2">
          <text:p>Paralelo X (S-P) vs Paralelo Tiles X (P-T)</text:p>
        </chart:title>
        <chart:subtitle svg:x="4.057cm" svg:y="1.181cm" chart:style-name="ch3">
          <text:p>Comparativa de aceleración </text:p>
        </chart:subtitle>
        <chart:legend chart:legend-position="end" svg:x="9.372cm" svg:y="2.794cm" style:legend-expansion="high" chart:style-name="ch4"/>
        <chart:plot-area chart:style-name="ch5" table:cell-range-address="Sheet1.H3:Sheet1.I14" chart:data-source-has-labels="row" svg:x="1.275cm" svg:y="1.997cm" svg:width="7.833cm" svg:height="3.574cm">
          <chartooo:coordinate-region svg:x="3.193cm" svg:y="2.196cm" svg:width="5.741cm" svg:height="2.728cm"/>
          <chart:axis chart:dimension="x" chart:name="primary-x" chart:style-name="ch6">
            <chart:title svg:x="4.697cm" svg:y="5.704cm" chart:style-name="ch7">
              <text:p>Matriz</text:p>
            </chart:title>
          </chart:axis>
          <chart:axis chart:dimension="y" chart:name="primary-y" chart:style-name="ch8">
            <chart:title svg:x="0.451cm" svg:y="5.138cm" chart:style-name="ch9">
              <text:p>% de aceleración </text:p>
            </chart:title>
            <chart:grid chart:style-name="ch10" chart:class="major"/>
          </chart:axis>
          <chart:series chart:style-name="ch11" chart:values-cell-range-address="Sheet1.H4:Sheet1.H14" chart:label-cell-address="Sheet1.H3:Sheet1.H3" chart:class="chart:line">
            <chart:data-point chart:repeated="11"/>
          </chart:series>
          <chart:series chart:style-name="ch12" chart:values-cell-range-address="Sheet1.I4:Sheet1.I14" chart:label-cell-address="Sheet1.I3:Sheet1.I3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ión S-P</text:p>
                <draw:g>
                  <svg:desc>Sheet1.H3:Sheet1.H3</svg:desc>
                </draw:g>
              </table:table-cell>
              <table:table-cell office:value-type="string">
                <text:p>Aceleración P-T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32793">
                <text:p>0.000032793</text:p>
                <draw:g>
                  <svg:desc>Sheet1.H4:Sheet1.H14</svg:desc>
                </draw:g>
              </table:table-cell>
              <table:table-cell office:value-type="float" office:value="1829.66">
                <text:p>1829.66</text:p>
                <draw:g>
                  <svg:desc>Sheet1.I4:Sheet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1619">
                <text:p>0.00061619</text:p>
              </table:table-cell>
              <table:table-cell office:value-type="float" office:value="2010.96">
                <text:p>201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1967">
                <text:p>0.0071967</text:p>
              </table:table-cell>
              <table:table-cell office:value-type="float" office:value="337.456">
                <text:p>337.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6509">
                <text:p>0.216509</text:p>
              </table:table-cell>
              <table:table-cell office:value-type="float" office:value="485.368">
                <text:p>485.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4146">
                <text:p>0.174146</text:p>
              </table:table-cell>
              <table:table-cell office:value-type="float" office:value="323.801">
                <text:p>323.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4036">
                <text:p>0.564036</text:p>
              </table:table-cell>
              <table:table-cell office:value-type="float" office:value="134.991">
                <text:p>134.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0907">
                <text:p>2.50907</text:p>
              </table:table-cell>
              <table:table-cell office:value-type="float" office:value="54.2893">
                <text:p>54.28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1532">
                <text:p>3.31532</text:p>
              </table:table-cell>
              <table:table-cell office:value-type="float" office:value="46.6974">
                <text:p>46.6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7219">
                <text:p>15.7219</text:p>
              </table:table-cell>
              <table:table-cell office:value-type="float" office:value="19.3306">
                <text:p>19.3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.3428">
                <text:p>63.3428</text:p>
              </table:table-cell>
              <table:table-cell office:value-type="float" office:value="7.51072">
                <text:p>7.51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.993">
                <text:p>141.993</text:p>
              </table:table-cell>
              <table:table-cell office:value-type="float" office:value="5.0112">
                <text:p>5.01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42cm" svg:height="8.454cm" xlink:href=".." xlink:type="simple" chart:class="chart:line" chart:style-name="ch1">
        <chart:title svg:x="4.071cm" svg:y="0.305cm" chart:style-name="ch2">
          <text:p>Serial vs Paralelo vs Tiles</text:p>
        </chart:title>
        <chart:subtitle svg:x="4.825cm" svg:y="1.253cm" chart:style-name="ch3">
          <text:p>Valores del tipo Float </text:p>
        </chart:subtitle>
        <chart:legend chart:legend-position="end" svg:x="8.817cm" svg:y="3.43cm" style:legend-expansion="high" chart:style-name="ch4"/>
        <chart:plot-area chart:style-name="ch5" table:cell-range-address="Sheet1.E100:Sheet1.G111" chart:data-source-has-labels="row" svg:x="1.279cm" svg:y="2.105cm" svg:width="7.27cm" svg:height="5.199cm">
          <chartooo:coordinate-region svg:x="3.197cm" svg:y="2.305cm" svg:width="5.178cm" svg:height="4.352cm"/>
          <chart:axis chart:dimension="x" chart:name="primary-x" chart:style-name="ch6">
            <chart:title svg:x="4.42cm" svg:y="7.473cm" chart:style-name="ch7">
              <text:p>Matriz</text:p>
            </chart:title>
          </chart:axis>
          <chart:axis chart:dimension="y" chart:name="primary-y" chart:style-name="ch8">
            <chart:title svg:x="0.451cm" svg:y="5.701cm" chart:style-name="ch9">
              <text:p>Tiempo (seg)</text:p>
            </chart:title>
            <chart:grid chart:style-name="ch10" chart:class="major"/>
          </chart:axis>
          <chart:series chart:style-name="ch11" chart:values-cell-range-address="Sheet1.E101:Sheet1.E111" chart:label-cell-address="Sheet1.E100:Sheet1.E100" chart:class="chart:line">
            <chart:data-point chart:repeated="11"/>
          </chart:series>
          <chart:series chart:style-name="ch12" chart:values-cell-range-address="Sheet1.F101:Sheet1.F111" chart:label-cell-address="Sheet1.F100:Sheet1.F100" chart:class="chart:line">
            <chart:data-point chart:repeated="11"/>
          </chart:series>
          <chart:series chart:style-name="ch13" chart:values-cell-range-address="Sheet1.G101:Sheet1.G111" chart:label-cell-address="Sheet1.G100:Sheet1.G100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– secuencial</text:p>
                <draw:g>
                  <svg:desc>Sheet1.E100:Sheet1.E100</svg:desc>
                </draw:g>
              </table:table-cell>
              <table:table-cell office:value-type="string">
                <text:p>Tiempo – Paralelo</text:p>
                <draw:g>
                  <svg:desc>Sheet1.F100:Sheet1.F100</svg:desc>
                </draw:g>
              </table:table-cell>
              <table:table-cell office:value-type="string">
                <text:p>Tiempo-Paralelo-Tiles</text:p>
                <draw:g>
                  <svg:desc>Sheet1.G100:Sheet1.G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3">
                <text:p>0.000003</text:p>
                <draw:g>
                  <svg:desc>Sheet1.E101:Sheet1.E111</svg:desc>
                </draw:g>
              </table:table-cell>
              <table:table-cell office:value-type="float" office:value="0.102484">
                <text:p>0.102484</text:p>
                <draw:g>
                  <svg:desc>Sheet1.F101:Sheet1.F111</svg:desc>
                </draw:g>
              </table:table-cell>
              <table:table-cell office:value-type="float" office:value="0.000092">
                <text:p>0.000092</text:p>
                <draw:g>
                  <svg:desc>Sheet1.G101:Sheet1.G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07">
                <text:p>0.000107</text:p>
              </table:table-cell>
              <table:table-cell office:value-type="float" office:value="0.107572">
                <text:p>0.107572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704">
                <text:p>0.000704</text:p>
              </table:table-cell>
              <table:table-cell office:value-type="float" office:value="0.10367">
                <text:p>0.10367</text:p>
              </table:table-cell>
              <table:table-cell office:value-type="float" office:value="0.000308">
                <text:p>0.000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8474">
                <text:p>0.018474</text:p>
              </table:table-cell>
              <table:table-cell office:value-type="float" office:value="0.105106">
                <text:p>0.105106</text:p>
              </table:table-cell>
              <table:table-cell office:value-type="float" office:value="0.000605">
                <text:p>0.000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787">
                <text:p>0.018787</text:p>
              </table:table-cell>
              <table:table-cell office:value-type="float" office:value="0.105637">
                <text:p>0.105637</text:p>
              </table:table-cell>
              <table:table-cell office:value-type="float" office:value="0.000335">
                <text:p>0.000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026">
                <text:p>0.06026</text:p>
              </table:table-cell>
              <table:table-cell office:value-type="float" office:value="0.106239">
                <text:p>0.106239</text:p>
              </table:table-cell>
              <table:table-cell office:value-type="float" office:value="0.00049">
                <text:p>0.00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5748">
                <text:p>0.145748</text:p>
              </table:table-cell>
              <table:table-cell office:value-type="float" office:value="0.117095">
                <text:p>0.117095</text:p>
              </table:table-cell>
              <table:table-cell office:value-type="float" office:value="0.002041">
                <text:p>0.002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939">
                <text:p>0.31939</text:p>
              </table:table-cell>
              <table:table-cell office:value-type="float" office:value="0.114927">
                <text:p>0.114927</text:p>
              </table:table-cell>
              <table:table-cell office:value-type="float" office:value="0.00284">
                <text:p>0.00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035">
                <text:p>1.8035</text:p>
              </table:table-cell>
              <table:table-cell office:value-type="float" office:value="0.106792">
                <text:p>0.106792</text:p>
              </table:table-cell>
              <table:table-cell office:value-type="float" office:value="0.005225">
                <text:p>0.005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3538">
                <text:p>16.3538</text:p>
              </table:table-cell>
              <table:table-cell office:value-type="float" office:value="0.144399">
                <text:p>0.144399</text:p>
              </table:table-cell>
              <table:table-cell office:value-type="float" office:value="0.021306">
                <text:p>0.021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3183">
                <text:p>55.3183</text:p>
              </table:table-cell>
              <table:table-cell office:value-type="float" office:value="0.233736">
                <text:p>0.233736</text:p>
              </table:table-cell>
              <table:table-cell office:value-type="float" office:value="0.043972">
                <text:p>0.0439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386cm" svg:height="7.969cm" xlink:href=".." xlink:type="simple" chart:class="chart:line" chart:style-name="ch1">
        <chart:title svg:x="4.983cm" svg:y="0.295cm" chart:style-name="ch2">
          <text:p>Paralelo vs Tiles</text:p>
        </chart:title>
        <chart:subtitle svg:x="4.89cm" svg:y="1.233cm" chart:style-name="ch3">
          <text:p>Valores de tipo Float</text:p>
        </chart:subtitle>
        <chart:legend chart:legend-position="end" svg:x="8.761cm" svg:y="3.436cm" style:legend-expansion="high" chart:style-name="ch4"/>
        <chart:plot-area chart:style-name="ch5" table:cell-range-address="Sheet1.F100:Sheet1.G111" chart:data-source-has-labels="row" svg:x="1.278cm" svg:y="2.075cm" svg:width="7.216cm" svg:height="4.754cm">
          <chartooo:coordinate-region svg:x="2.19cm" svg:y="2.275cm" svg:width="6.13cm" svg:height="3.907cm"/>
          <chart:axis chart:dimension="x" chart:name="primary-x" chart:style-name="ch6">
            <chart:title svg:x="4.392cm" svg:y="6.988cm" chart:style-name="ch7">
              <text:p>Matriz</text:p>
            </chart:title>
          </chart:axis>
          <chart:axis chart:dimension="y" chart:name="primary-y" chart:style-name="ch6">
            <chart:title svg:x="0.451cm" svg:y="5.449cm" chart:style-name="ch8">
              <text:p>Tiempo (seg)</text:p>
            </chart:title>
            <chart:grid chart:style-name="ch9" chart:class="major"/>
          </chart:axis>
          <chart:series chart:style-name="ch10" chart:values-cell-range-address="Sheet1.F101:Sheet1.F111" chart:label-cell-address="Sheet1.F100:Sheet1.F100" chart:class="chart:line">
            <chart:data-point chart:repeated="11"/>
          </chart:series>
          <chart:series chart:style-name="ch11" chart:values-cell-range-address="Sheet1.G101:Sheet1.G111" chart:label-cell-address="Sheet1.G100:Sheet1.G100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– Paralelo</text:p>
                <draw:g>
                  <svg:desc>Sheet1.F100:Sheet1.F100</svg:desc>
                </draw:g>
              </table:table-cell>
              <table:table-cell office:value-type="string">
                <text:p>Tiempo-Paralelo-Tiles</text:p>
                <draw:g>
                  <svg:desc>Sheet1.G100:Sheet1.G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2484">
                <text:p>0.102484</text:p>
                <draw:g>
                  <svg:desc>Sheet1.F101:Sheet1.F111</svg:desc>
                </draw:g>
              </table:table-cell>
              <table:table-cell office:value-type="float" office:value="0.000092">
                <text:p>0.000092</text:p>
                <draw:g>
                  <svg:desc>Sheet1.G101:Sheet1.G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572">
                <text:p>0.107572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367">
                <text:p>0.10367</text:p>
              </table:table-cell>
              <table:table-cell office:value-type="float" office:value="0.000308">
                <text:p>0.000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5106">
                <text:p>0.105106</text:p>
              </table:table-cell>
              <table:table-cell office:value-type="float" office:value="0.000605">
                <text:p>0.000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5637">
                <text:p>0.105637</text:p>
              </table:table-cell>
              <table:table-cell office:value-type="float" office:value="0.000335">
                <text:p>0.000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6239">
                <text:p>0.106239</text:p>
              </table:table-cell>
              <table:table-cell office:value-type="float" office:value="0.00049">
                <text:p>0.00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7095">
                <text:p>0.117095</text:p>
              </table:table-cell>
              <table:table-cell office:value-type="float" office:value="0.002041">
                <text:p>0.002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4927">
                <text:p>0.114927</text:p>
              </table:table-cell>
              <table:table-cell office:value-type="float" office:value="0.00284">
                <text:p>0.00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6792">
                <text:p>0.106792</text:p>
              </table:table-cell>
              <table:table-cell office:value-type="float" office:value="0.005225">
                <text:p>0.005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4399">
                <text:p>0.144399</text:p>
              </table:table-cell>
              <table:table-cell office:value-type="float" office:value="0.021306">
                <text:p>0.021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3736">
                <text:p>0.233736</text:p>
              </table:table-cell>
              <table:table-cell office:value-type="float" office:value="0.043972">
                <text:p>0.0439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074cm" svg:height="8.369cm" xlink:href=".." xlink:type="simple" chart:class="chart:line" chart:style-name="ch1">
        <chart:title svg:x="4.162cm" svg:y="0.303cm" chart:style-name="ch2">
          <text:p>Aceleración Parallel vs Tiles</text:p>
        </chart:title>
        <chart:subtitle svg:x="5.207cm" svg:y="1.249cm" chart:style-name="ch3">
          <text:p>Valores del tipo float </text:p>
        </chart:subtitle>
        <chart:legend chart:legend-position="end" svg:x="10.243cm" svg:y="3.636cm" style:legend-expansion="high" chart:style-name="ch4"/>
        <chart:plot-area chart:style-name="ch5" table:cell-range-address="Sheet1.H100:Sheet1.I111" chart:data-source-has-labels="row" svg:x="1.292cm" svg:y="2.099cm" svg:width="8.67cm" svg:height="5.122cm">
          <chartooo:coordinate-region svg:x="3.21cm" svg:y="2.298cm" svg:width="6.578cm" svg:height="4.276cm"/>
          <chart:axis chart:dimension="x" chart:name="primary-x" chart:style-name="ch6">
            <chart:title svg:x="5.133cm" svg:y="7.388cm" chart:style-name="ch7">
              <text:p>Matriz</text:p>
            </chart:title>
          </chart:axis>
          <chart:axis chart:dimension="y" chart:name="primary-y" chart:style-name="ch8">
            <chart:title svg:x="0.451cm" svg:y="5.802cm" chart:style-name="ch9">
              <text:p>Aceleración (x)</text:p>
            </chart:title>
            <chart:grid chart:style-name="ch10" chart:class="major"/>
          </chart:axis>
          <chart:series chart:style-name="ch11" chart:values-cell-range-address="Sheet1.H101:Sheet1.H111" chart:label-cell-address="Sheet1.H100:Sheet1.H100" chart:class="chart:line">
            <chart:data-point chart:repeated="11"/>
          </chart:series>
          <chart:series chart:style-name="ch12" chart:values-cell-range-address="Sheet1.I101:Sheet1.I111" chart:label-cell-address="Sheet1.I100:Sheet1.I100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ión S-P</text:p>
                <draw:g>
                  <svg:desc>Sheet1.H100:Sheet1.H100</svg:desc>
                </draw:g>
              </table:table-cell>
              <table:table-cell office:value-type="string">
                <text:p>Aceleración P-T</text:p>
                <draw:g>
                  <svg:desc>Sheet1.I100:Sheet1.I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92729">
                <text:p>0.0000292729</text:p>
                <draw:g>
                  <svg:desc>Sheet1.H101:Sheet1.H111</svg:desc>
                </draw:g>
              </table:table-cell>
              <table:table-cell office:value-type="float" office:value="1113.96">
                <text:p>1113.96</text:p>
                <draw:g>
                  <svg:desc>Sheet1.I101:Sheet1.I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94683">
                <text:p>0.000994683</text:p>
              </table:table-cell>
              <table:table-cell office:value-type="float" office:value="1311.85">
                <text:p>1311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79078">
                <text:p>0.00679078</text:p>
              </table:table-cell>
              <table:table-cell office:value-type="float" office:value="336.591">
                <text:p>336.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5765">
                <text:p>0.175765</text:p>
              </table:table-cell>
              <table:table-cell office:value-type="float" office:value="173.729">
                <text:p>173.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7845">
                <text:p>0.177845</text:p>
              </table:table-cell>
              <table:table-cell office:value-type="float" office:value="315.334">
                <text:p>315.3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7212">
                <text:p>0.567212</text:p>
              </table:table-cell>
              <table:table-cell office:value-type="float" office:value="216.814">
                <text:p>216.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47">
                <text:p>1.2447</text:p>
              </table:table-cell>
              <table:table-cell office:value-type="float" office:value="57.3714">
                <text:p>57.3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7907">
                <text:p>2.77907</text:p>
              </table:table-cell>
              <table:table-cell office:value-type="float" office:value="40.4673">
                <text:p>40.4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888">
                <text:p>16.888</text:p>
              </table:table-cell>
              <table:table-cell office:value-type="float" office:value="20.4387">
                <text:p>20.4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.254">
                <text:p>113.254</text:p>
              </table:table-cell>
              <table:table-cell office:value-type="float" office:value="6.77739">
                <text:p>6.777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6.67">
                <text:p>236.67</text:p>
              </table:table-cell>
              <table:table-cell office:value-type="float" office:value="5.31556">
                <text:p>5.315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885cm" svg:height="7.359cm" xlink:href=".." xlink:type="simple" chart:class="chart:line" chart:style-name="ch1">
        <chart:title svg:x="3.904cm" svg:y="0.283cm" chart:style-name="ch2">
          <text:p>Blocksize 4x4 </text:p>
        </chart:title>
        <chart:legend chart:legend-position="end" svg:x="6.842cm" svg:y="2.882cm" style:legend-expansion="high" chart:style-name="ch3"/>
        <chart:plot-area chart:style-name="ch4" table:cell-range-address="Sheet1.B138:Sheet1.D142" chart:data-source-has-labels="row" svg:x="1.228cm" svg:y="1.209cm" svg:width="5.397cm" svg:height="5.022cm">
          <chartooo:coordinate-region svg:x="1.664cm" svg:y="1.408cm" svg:width="4.867cm" svg:height="4.176cm"/>
          <chart:axis chart:dimension="x" chart:name="primary-x" chart:style-name="ch5">
            <chart:title svg:x="3.604cm" svg:y="6.378cm" chart:style-name="ch6">
              <text:p>Mat</text:p>
            </chart:title>
          </chart:axis>
          <chart:axis chart:dimension="y" chart:name="primary-y" chart:style-name="ch5">
            <chart:title svg:x="0.451cm" svg:y="4.611cm" chart:style-name="ch7">
              <text:p>Time (segs)</text:p>
            </chart:title>
            <chart:grid chart:style-name="ch8" chart:class="major"/>
          </chart:axis>
          <chart:series chart:style-name="ch9" chart:values-cell-range-address="Sheet1.B140:Sheet1.B142" chart:label-cell-address="Sheet1.B138:Sheet1.B139" chart:class="chart:line">
            <chart:data-point chart:repeated="3"/>
          </chart:series>
          <chart:series chart:style-name="ch10" chart:values-cell-range-address="Sheet1.C140:Sheet1.C142" chart:label-cell-address="Sheet1.C138:Sheet1.C139" chart:class="chart:line">
            <chart:data-point chart:repeated="3"/>
          </chart:series>
          <chart:series chart:style-name="ch11" chart:values-cell-range-address="Sheet1.D140:Sheet1.D142" chart:label-cell-address="Sheet1.D138:Sheet1.D13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x4 Secuencial</text:p>
                <text:list>
                  <text:list-item>
                    <text:p>4x4</text:p>
                  </text:list-item>
                  <text:list-item>
                    <text:p>Secuencial</text:p>
                  </text:list-item>
                </text:list>
                <draw:g>
                  <svg:desc>Sheet1.B138:Sheet1.B139</svg:desc>
                </draw:g>
              </table:table-cell>
              <table:table-cell office:value-type="string">
                <text:p>4x4 Paralelo </text:p>
                <text:list>
                  <text:list-item>
                    <text:p>4x4</text:p>
                  </text:list-item>
                  <text:list-item>
                    <text:p>Paralelo </text:p>
                  </text:list-item>
                </text:list>
                <draw:g>
                  <svg:desc>Sheet1.C138:Sheet1.C139</svg:desc>
                </draw:g>
              </table:table-cell>
              <table:table-cell office:value-type="string">
                <text:p>4x4 Paralelo Tiles</text:p>
                <text:list>
                  <text:list-item>
                    <text:p>4x4</text:p>
                  </text:list-item>
                  <text:list-item>
                    <text:p>Paralelo Tiles</text:p>
                  </text:list-item>
                </text:list>
                <draw:g>
                  <svg:desc>Sheet1.D138:Sheet1.D1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3879">
                <text:p>1.83879</text:p>
                <draw:g>
                  <svg:desc>Sheet1.B140:Sheet1.B142</svg:desc>
                </draw:g>
              </table:table-cell>
              <table:table-cell office:value-type="float" office:value="0.146586">
                <text:p>0.146586</text:p>
                <draw:g>
                  <svg:desc>Sheet1.C140:Sheet1.C142</svg:desc>
                </draw:g>
              </table:table-cell>
              <table:table-cell office:value-type="float" office:value="0.03206">
                <text:p>0.03206</text:p>
                <draw:g>
                  <svg:desc>Sheet1.D140:Sheet1.D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14259">
                <text:p>8.14259</text:p>
              </table:table-cell>
              <table:table-cell office:value-type="float" office:value="0.321224">
                <text:p>0.321224</text:p>
              </table:table-cell>
              <table:table-cell office:value-type="float" office:value="0.154906">
                <text:p>0.154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4918">
                <text:p>7.84918</text:p>
              </table:table-cell>
              <table:table-cell office:value-type="float" office:value="0.31135">
                <text:p>0.31135</text:p>
              </table:table-cell>
              <table:table-cell office:value-type="float" office:value="0.380303">
                <text:p>0.3803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2cm" svg:height="7.28cm" xlink:href=".." xlink:type="simple" chart:class="chart:line" chart:style-name="ch1">
        <chart:title svg:x="4.2cm" svg:y="0.281cm" chart:style-name="ch2">
          <text:p>Blocksize 16x16</text:p>
        </chart:title>
        <chart:legend chart:legend-position="end" svg:x="7.751cm" svg:y="3.341cm" style:legend-expansion="high" chart:style-name="ch3"/>
        <chart:plot-area chart:style-name="ch4" table:cell-range-address="Sheet1.E138:Sheet1.E142" chart:data-source-has-labels="row" svg:x="1.247cm" svg:y="1.205cm" svg:width="6.268cm" svg:height="4.949cm">
          <chartooo:coordinate-region svg:x="1.868cm" svg:y="1.404cm" svg:width="5.553cm" svg:height="4.103cm"/>
          <chart:axis chart:dimension="x" chart:name="primary-x" chart:style-name="ch5">
            <chart:title svg:x="3.887cm" svg:y="6.299cm" chart:style-name="ch6">
              <text:p>Matriz</text:p>
            </chart:title>
          </chart:axis>
          <chart:axis chart:dimension="y" chart:name="primary-y" chart:style-name="ch5">
            <chart:title svg:x="0.451cm" svg:y="4.57cm" chart:style-name="ch7">
              <text:p>Time (segs)</text:p>
            </chart:title>
            <chart:grid chart:style-name="ch8" chart:class="major"/>
          </chart:axis>
          <chart:series chart:style-name="ch9" chart:values-cell-range-address="Sheet1.E140:Sheet1.E142" chart:label-cell-address="Sheet1.E138:Sheet1.E139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x16 Secuencial</text:p>
                <text:list>
                  <text:list-item>
                    <text:p>16x16</text:p>
                  </text:list-item>
                  <text:list-item>
                    <text:p>Secuencial</text:p>
                  </text:list-item>
                </text:list>
                <draw:g>
                  <svg:desc>Sheet1.E138:Sheet1.E1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2474">
                <text:p>1.82474</text:p>
                <draw:g>
                  <svg:desc>Sheet1.E140:Sheet1.E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2342">
                <text:p>10.23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8852">
                <text:p>34.88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resolution="1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54cm" svg:height="7.28cm" xlink:href=".." xlink:type="simple" chart:class="chart:line" chart:style-name="ch1">
        <chart:title svg:x="3.368cm" svg:y="0.281cm" chart:style-name="ch2">
          <text:p> Blocksize 16 x 16</text:p>
        </chart:title>
        <chart:subtitle svg:x="3.05cm" svg:y="1.205cm" chart:style-name="ch3">
          <text:p>Paralelo vs Paralelo Tiles</text:p>
        </chart:subtitle>
        <chart:legend chart:legend-position="end" svg:x="6.141cm" svg:y="3.092cm" style:legend-expansion="high" chart:style-name="ch4"/>
        <chart:plot-area chart:style-name="ch5" table:cell-range-address="Sheet1.F138:Sheet1.G142" chart:data-source-has-labels="row" svg:x="1.222cm" svg:y="2.033cm" svg:width="4.708cm" svg:height="4.121cm">
          <chartooo:coordinate-region svg:x="2.134cm" svg:y="2.233cm" svg:width="3.703cm" svg:height="3.274cm"/>
          <chart:axis chart:dimension="x" chart:name="primary-x" chart:style-name="ch6">
            <chart:title svg:x="3.082cm" svg:y="6.299cm" chart:style-name="ch7">
              <text:p>Matriz</text:p>
            </chart:title>
          </chart:axis>
          <chart:axis chart:dimension="y" chart:name="primary-y" chart:style-name="ch6">
            <chart:title svg:x="0.451cm" svg:y="4.984cm" chart:style-name="ch8">
              <text:p>Time (segs)</text:p>
            </chart:title>
            <chart:grid chart:style-name="ch9" chart:class="major"/>
          </chart:axis>
          <chart:series chart:style-name="ch10" chart:values-cell-range-address="Sheet1.F140:Sheet1.F142" chart:label-cell-address="Sheet1.F138:Sheet1.F139" chart:class="chart:line">
            <chart:data-point chart:repeated="3"/>
          </chart:series>
          <chart:series chart:style-name="ch11" chart:values-cell-range-address="Sheet1.G140:Sheet1.G142" chart:label-cell-address="Sheet1.G138:Sheet1.G13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x16 Paralelo </text:p>
                <text:list>
                  <text:list-item>
                    <text:p>16x16</text:p>
                  </text:list-item>
                  <text:list-item>
                    <text:p>Paralelo </text:p>
                  </text:list-item>
                </text:list>
                <draw:g>
                  <svg:desc>Sheet1.F138:Sheet1.F139</svg:desc>
                </draw:g>
              </table:table-cell>
              <table:table-cell office:value-type="string">
                <text:p>16x16 Paralelo Tiles</text:p>
                <text:list>
                  <text:list-item>
                    <text:p>16x16</text:p>
                  </text:list-item>
                  <text:list-item>
                    <text:p>Paralelo Tiles</text:p>
                  </text:list-item>
                </text:list>
                <draw:g>
                  <svg:desc>Sheet1.G138:Sheet1.G1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7002">
                <text:p>0.127002</text:p>
                <draw:g>
                  <svg:desc>Sheet1.F140:Sheet1.F142</svg:desc>
                </draw:g>
              </table:table-cell>
              <table:table-cell office:value-type="float" office:value="0.005425">
                <text:p>0.005425</text:p>
                <draw:g>
                  <svg:desc>Sheet1.G140:Sheet1.G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2919">
                <text:p>0.152919</text:p>
              </table:table-cell>
              <table:table-cell office:value-type="float" office:value="0.021941">
                <text:p>0.021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1022">
                <text:p>0.261022</text:p>
              </table:table-cell>
              <table:table-cell office:value-type="float" office:value="0.054095">
                <text:p>0.05409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